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Car.predefinitoparagrafo" style:family="text">
      <style:text-properties fo:font-size="10pt" style:font-size-asian="10pt" style:font-size-complex="10pt"/>
    </style:style>
    <style:style style:name="P3" style:parent-style-name="Titolo1" style:family="paragraph">
      <style:text-properties fo:background-color="#FFFF00"/>
    </style:style>
    <style:style style:name="P4" style:parent-style-name="Titolo2" style:family="paragraph">
      <style:text-properties fo:background-color="#FFFF00"/>
    </style:style>
    <style:style style:name="P5" style:parent-style-name="Textbody" style:family="paragraph">
      <style:text-properties fo:background-color="#FFFF00"/>
    </style:style>
    <style:style style:name="P6" style:parent-style-name="Titolo2" style:family="paragraph">
      <style:text-properties fo:background-color="#FFFF00"/>
    </style:style>
    <style:style style:name="P7" style:parent-style-name="Titolo3" style:family="paragraph">
      <style:text-properties fo:background-color="#FFFF00"/>
    </style:style>
    <style:style style:name="P8" style:parent-style-name="Textbody" style:family="paragraph">
      <style:text-properties fo:background-color="#FFFF00"/>
    </style:style>
    <style:style style:name="P9" style:parent-style-name="Titolo2" style:family="paragraph">
      <style:text-properties fo:background-color="#FFFF00"/>
    </style:style>
    <style:style style:name="P10" style:parent-style-name="Titolo3" style:family="paragraph">
      <style:text-properties fo:background-color="#FFFF00"/>
    </style:style>
    <style:style style:name="P11" style:parent-style-name="ElencoDati" style:family="paragraph">
      <style:text-properties fo:background-color="#FFFF00"/>
    </style:style>
    <style:style style:name="P12" style:parent-style-name="ElencoDati" style:family="paragraph">
      <style:text-properties fo:background-color="#FFFF00"/>
    </style:style>
    <style:style style:name="P13" style:parent-style-name="ElencoDati" style:family="paragraph">
      <style:text-properties fo:background-color="#FFFF00"/>
    </style:style>
    <style:style style:name="P14" style:parent-style-name="ElencoDati" style:family="paragraph">
      <style:text-properties fo:background-color="#FFFF00"/>
    </style:style>
    <style:style style:name="P15" style:parent-style-name="ElencoDati" style:family="paragraph">
      <style:text-properties fo:background-color="#FFFF00"/>
    </style:style>
    <style:style style:name="P16" style:parent-style-name="ElencoDati" style:family="paragraph">
      <style:text-properties fo:background-color="#FFFF00"/>
    </style:style>
    <style:style style:name="P17" style:parent-style-name="ElencoDati" style:family="paragraph">
      <style:text-properties fo:background-color="#FFFF00"/>
    </style:style>
    <style:style style:name="P18" style:parent-style-name="Titolo2" style:family="paragraph">
      <style:text-properties fo:background-color="#FFFF00"/>
    </style:style>
    <style:style style:name="P19" style:parent-style-name="ElencoDati" style:family="paragraph">
      <style:text-properties fo:background-color="#FFFF00"/>
    </style:style>
    <style:style style:name="P20" style:parent-style-name="ElencoDati" style:family="paragraph">
      <style:text-properties fo:background-color="#FFFF00"/>
    </style:style>
    <style:style style:name="P21" style:parent-style-name="Titolo2" style:family="paragraph">
      <style:text-properties fo:background-color="#FFFF00"/>
    </style:style>
    <style:style style:name="P22" style:parent-style-name="Textbody" style:family="paragraph">
      <style:text-properties fo:background-color="#FFFF00"/>
    </style:style>
    <style:style style:name="P23" style:parent-style-name="Textbody" style:family="paragraph">
      <style:text-properties fo:background-color="#FFFF00"/>
    </style:style>
    <style:style style:name="P24" style:parent-style-name="Textbody" style:family="paragraph">
      <style:text-properties fo:background-color="#FFFF00"/>
    </style:style>
    <style:style style:name="P25" style:parent-style-name="Textbody" style:family="paragraph">
      <style:text-properties fo:background-color="#FFFF00"/>
    </style:style>
    <style:style style:name="P26" style:parent-style-name="Textbody" style:family="paragraph">
      <style:text-properties fo:background-color="#FFFF00"/>
    </style:style>
    <style:style style:name="P27" style:parent-style-name="Textbody" style:family="paragraph">
      <style:text-properties fo:background-color="#FFFF00"/>
    </style:style>
    <style:style style:name="P28" style:parent-style-name="Textbody" style:family="paragraph">
      <style:text-properties fo:background-color="#FFFF00"/>
    </style:style>
    <style:style style:name="P29" style:parent-style-name="Textbody" style:family="paragraph">
      <style:text-properties fo:background-color="#FFFF00"/>
    </style:style>
    <style:style style:name="P30" style:parent-style-name="Titolo1" style:family="paragraph">
      <style:text-properties fo:background-color="#FFFF00"/>
    </style:style>
    <style:style style:name="P31" style:parent-style-name="Titolo2" style:family="paragraph">
      <style:text-properties fo:background-color="#FFFF00"/>
    </style:style>
    <style:style style:name="P32" style:parent-style-name="Textbody" style:family="paragraph">
      <style:text-properties fo:background-color="#FFFF00"/>
    </style:style>
    <style:style style:name="P33" style:parent-style-name="Titolo2" style:family="paragraph">
      <style:text-properties fo:background-color="#FFFF00"/>
    </style:style>
    <style:style style:name="T34" style:parent-style-name="Car.predefinitoparagrafo" style:family="text">
      <style:text-properties fo:background-color="#FFFF00"/>
    </style:style>
    <style:style style:name="T35" style:parent-style-name="Rimandocommento" style:family="text">
      <style:text-properties style:font-name="Times New Roman" style:font-name-complex="Mangal" style:font-weight-complex="normal" fo:font-style="normal" style:font-style-asian="normal"/>
    </style:style>
    <style:style style:name="T36" style:parent-style-name="Car.predefinitoparagrafo" style:family="text">
      <style:text-properties fo:background-color="#FFFF00"/>
    </style:style>
    <style:style style:name="T37" style:parent-style-name="Car.predefinitoparagrafo" style:family="text">
      <style:text-properties fo:background-color="#FFFF00"/>
    </style:style>
    <style:style style:name="T38" style:parent-style-name="Car.predefinitoparagrafo" style:family="text">
      <style:text-properties fo:background-color="#FFFF00"/>
    </style:style>
    <style:style style:name="T39" style:parent-style-name="Car.predefinitoparagrafo" style:family="text">
      <style:text-properties fo:background-color="#FFFF00"/>
    </style:style>
    <style:style style:name="T40" style:parent-style-name="Rimandocommento" style:family="text">
      <style:text-properties style:font-name="Times New Roman" style:font-name-complex="Mangal"/>
    </style:style>
    <style:style style:name="T41" style:parent-style-name="Car.predefinitoparagrafo" style:family="text">
      <style:text-properties fo:background-color="#FFFF00"/>
    </style:style>
    <style:style style:name="P42" style:parent-style-name="Textbody" style:family="paragraph">
      <style:text-properties fo:background-color="#FFFF00"/>
    </style:style>
    <style:style style:name="T43" style:parent-style-name="Car.predefinitoparagrafo" style:family="text">
      <style:text-properties fo:background-color="#FFFF00"/>
    </style:style>
    <style:style style:name="T44" style:parent-style-name="Car.predefinitoparagrafo" style:family="text">
      <style:text-properties fo:background-color="#FFFF00"/>
    </style:style>
    <style:style style:name="T45" style:parent-style-name="Rimandocommento" style:family="text">
      <style:text-properties style:font-name="Times New Roman" style:font-name-complex="Mangal" style:font-weight-complex="normal" fo:font-style="normal" style:font-style-asian="normal"/>
    </style:style>
    <style:style style:name="P46" style:parent-style-name="Textbody" style:family="paragraph">
      <style:text-properties fo:background-color="#FFFF00"/>
    </style:style>
    <style:style style:name="P47" style:parent-style-name="Titolo3" style:family="paragraph">
      <style:text-properties fo:background-color="#FFFF00"/>
    </style:style>
    <style:style style:name="P48" style:parent-style-name="Textbody" style:family="paragraph">
      <style:text-properties fo:background-color="#FFFF00"/>
    </style:style>
    <style:style style:name="P49" style:parent-style-name="Titolo3" style:family="paragraph">
      <style:text-properties fo:background-color="#FFFF00"/>
    </style:style>
    <style:style style:name="P50" style:parent-style-name="Textbody" style:family="paragraph">
      <style:text-properties fo:background-color="#FFFF00"/>
    </style:style>
    <style:style style:name="P51" style:parent-style-name="Titolo3" style:family="paragraph">
      <style:text-properties fo:background-color="#FFFF00"/>
    </style:style>
    <style:style style:name="P52" style:parent-style-name="Textbody" style:family="paragraph">
      <style:text-properties fo:background-color="#FFFF00"/>
    </style:style>
    <style:style style:name="P53" style:parent-style-name="Titolo3" style:family="paragraph">
      <style:text-properties fo:background-color="#FFFF00"/>
    </style:style>
    <style:style style:name="P54" style:parent-style-name="Textbody" style:family="paragraph">
      <style:text-properties fo:background-color="#FFFF00"/>
    </style:style>
    <style:style style:name="P55" style:parent-style-name="Titolo3" style:family="paragraph">
      <style:text-properties fo:background-color="#FFFF00"/>
    </style:style>
    <style:style style:name="P56" style:parent-style-name="Textbody" style:family="paragraph">
      <style:text-properties fo:background-color="#FFFF00"/>
    </style:style>
    <style:style style:name="P57" style:parent-style-name="Titolo3" style:family="paragraph">
      <style:text-properties fo:background-color="#FFFF00"/>
    </style:style>
    <style:style style:name="P58" style:parent-style-name="Textbody" style:family="paragraph">
      <style:text-properties fo:background-color="#FFFF00"/>
    </style:style>
    <style:style style:name="P59" style:parent-style-name="Titolo3" style:family="paragraph">
      <style:text-properties fo:background-color="#FFFF00"/>
    </style:style>
    <style:style style:name="P60" style:parent-style-name="Textbody" style:family="paragraph">
      <style:text-properties fo:background-color="#FFFF00"/>
    </style:style>
    <style:style style:name="P61" style:parent-style-name="Titolo2" style:family="paragraph">
      <style:text-properties fo:background-color="#FFFF00"/>
    </style:style>
    <style:style style:name="P62" style:parent-style-name="Titolo3" style:family="paragraph">
      <style:text-properties fo:background-color="#FFFF00"/>
    </style:style>
    <style:style style:name="P63" style:parent-style-name="ElencoDati" style:family="paragraph">
      <style:text-properties fo:background-color="#FFFF00"/>
    </style:style>
    <style:style style:name="P64" style:parent-style-name="ElencoDati" style:family="paragraph">
      <style:text-properties fo:background-color="#FFFF00"/>
    </style:style>
    <style:style style:name="P65" style:parent-style-name="ElencoDati" style:family="paragraph">
      <style:text-properties fo:background-color="#FFFF00"/>
    </style:style>
    <style:style style:name="P66" style:parent-style-name="Titolo3" style:family="paragraph">
      <style:text-properties fo:background-color="#FFFF00"/>
    </style:style>
    <style:style style:name="P67" style:parent-style-name="ElencoDati" style:family="paragraph">
      <style:text-properties fo:background-color="#FFFF00"/>
    </style:style>
    <style:style style:name="P68" style:parent-style-name="Titolo3" style:family="paragraph">
      <style:text-properties fo:background-color="#FFFF00"/>
    </style:style>
    <style:style style:name="P69" style:parent-style-name="ElencoDati" style:family="paragraph">
      <style:text-properties fo:background-color="#FFFF00"/>
    </style:style>
    <style:style style:name="P70" style:parent-style-name="ElencoDati" style:family="paragraph">
      <style:text-properties fo:background-color="#FFFF00"/>
    </style:style>
    <style:style style:name="P71" style:parent-style-name="ElencoDati" style:family="paragraph">
      <style:text-properties fo:background-color="#FFFF00"/>
    </style:style>
    <style:style style:name="P72" style:parent-style-name="ElencoDati" style:family="paragraph">
      <style:text-properties fo:background-color="#FFFF00"/>
    </style:style>
    <style:style style:name="P73" style:parent-style-name="ElencoDati" style:family="paragraph">
      <style:text-properties fo:background-color="#FFFF00"/>
    </style:style>
    <style:style style:name="P74" style:parent-style-name="Titolo3" style:family="paragraph">
      <style:text-properties fo:background-color="#FFFF00"/>
    </style:style>
    <style:style style:name="P75" style:parent-style-name="ElencoDati" style:family="paragraph">
      <style:text-properties fo:background-color="#FFFF00"/>
    </style:style>
    <style:style style:name="P76" style:parent-style-name="ElencoDati" style:family="paragraph">
      <style:text-properties fo:background-color="#FFFF00"/>
    </style:style>
    <style:style style:name="P77" style:parent-style-name="ElencoDati" style:family="paragraph">
      <style:text-properties fo:background-color="#FFFF00"/>
    </style:style>
    <style:style style:name="P78" style:parent-style-name="Titolo3" style:family="paragraph">
      <style:text-properties fo:background-color="#FFFF00"/>
    </style:style>
    <style:style style:name="P79" style:parent-style-name="Textbody" style:family="paragraph">
      <style:text-properties fo:background-color="#FFFF00"/>
    </style:style>
    <style:style style:name="P80" style:parent-style-name="Titolo3" style:family="paragraph">
      <style:text-properties fo:background-color="#FFFF00"/>
    </style:style>
    <style:style style:name="P81" style:parent-style-name="Textbody" style:family="paragraph">
      <style:text-properties fo:background-color="#FFFF00"/>
    </style:style>
    <style:style style:name="P82" style:parent-style-name="Titolo3" style:family="paragraph">
      <style:text-properties fo:background-color="#FFFF00"/>
    </style:style>
    <style:style style:name="P83" style:parent-style-name="Textbody" style:family="paragraph">
      <style:text-properties fo:background-color="#FFFF00"/>
    </style:style>
    <style:style style:name="P84" style:parent-style-name="Titolo3" style:family="paragraph">
      <style:text-properties fo:background-color="#FFFF00"/>
    </style:style>
    <style:style style:name="P85" style:parent-style-name="ElencoDati" style:family="paragraph">
      <style:text-properties fo:background-color="#FFFF00"/>
    </style:style>
    <style:style style:name="P86" style:parent-style-name="ElencoDati" style:family="paragraph">
      <style:text-properties fo:background-color="#FFFF00"/>
    </style:style>
    <style:style style:name="P87" style:parent-style-name="ElencoDati" style:family="paragraph">
      <style:text-properties fo:background-color="#FFFF00"/>
    </style:style>
    <style:style style:name="P88" style:parent-style-name="ElencoDati" style:family="paragraph">
      <style:text-properties fo:background-color="#FFFF00"/>
    </style:style>
    <style:style style:name="P89" style:parent-style-name="ElencoDati" style:family="paragraph">
      <style:text-properties fo:background-color="#FFFF00"/>
    </style:style>
    <style:style style:name="P90" style:parent-style-name="ElencoDati" style:family="paragraph">
      <style:text-properties fo:background-color="#FFFF00"/>
    </style:style>
    <style:style style:name="P91" style:parent-style-name="ElencoDati" style:family="paragraph">
      <style:text-properties fo:background-color="#FFFF00"/>
    </style:style>
    <style:style style:name="P92" style:parent-style-name="ElencoDati" style:family="paragraph">
      <style:text-properties fo:background-color="#FFFF00"/>
    </style:style>
    <style:style style:name="P93" style:parent-style-name="ElencoDati" style:family="paragraph">
      <style:text-properties fo:background-color="#FFFF00"/>
    </style:style>
    <style:style style:name="P94" style:parent-style-name="ElencoDati" style:family="paragraph">
      <style:text-properties fo:background-color="#FFFF00"/>
    </style:style>
    <style:style style:name="P95" style:parent-style-name="ElencoDati" style:family="paragraph">
      <style:text-properties fo:background-color="#FFFF00"/>
    </style:style>
    <style:style style:name="P96" style:parent-style-name="ElencoDati" style:family="paragraph">
      <style:text-properties fo:background-color="#FFFF00"/>
    </style:style>
    <style:style style:name="P97" style:parent-style-name="ElencoDati" style:family="paragraph">
      <style:text-properties fo:background-color="#FFFF00"/>
    </style:style>
    <style:style style:name="P98" style:parent-style-name="Titolo3" style:family="paragraph">
      <style:text-properties fo:background-color="#FFFF00"/>
    </style:style>
    <style:style style:name="P99" style:parent-style-name="ElencoDati" style:family="paragraph">
      <style:text-properties fo:background-color="#FFFF00"/>
    </style:style>
    <style:style style:name="P100" style:parent-style-name="ElencoDati" style:family="paragraph">
      <style:text-properties fo:background-color="#FFFF00"/>
    </style:style>
    <style:style style:name="P101" style:parent-style-name="ElencoDati" style:family="paragraph">
      <style:text-properties fo:background-color="#FFFF00"/>
    </style:style>
    <style:style style:name="P102" style:parent-style-name="Titolo3" style:family="paragraph">
      <style:text-properties fo:background-color="#FFFF00"/>
    </style:style>
    <style:style style:name="P103" style:parent-style-name="ElencoDati" style:family="paragraph">
      <style:text-properties fo:background-color="#FFFF00"/>
    </style:style>
    <style:style style:name="P104" style:parent-style-name="ElencoDati" style:family="paragraph">
      <style:text-properties fo:background-color="#FFFF00"/>
    </style:style>
    <style:style style:name="P105" style:parent-style-name="ElencoDati" style:family="paragraph">
      <style:text-properties fo:background-color="#FFFF00"/>
    </style:style>
    <style:style style:name="P106" style:parent-style-name="ElencoDati" style:family="paragraph">
      <style:text-properties fo:background-color="#FFFF00"/>
    </style:style>
    <style:style style:name="P107" style:parent-style-name="ElencoDati" style:family="paragraph">
      <style:text-properties fo:background-color="#FFFF00"/>
    </style:style>
    <style:style style:name="P108" style:parent-style-name="ElencoDati" style:family="paragraph">
      <style:text-properties fo:background-color="#FFFF00"/>
    </style:style>
    <style:style style:name="P109" style:parent-style-name="ElencoDati" style:family="paragraph">
      <style:text-properties fo:background-color="#FFFF00"/>
    </style:style>
    <style:style style:name="P110" style:parent-style-name="ElencoDati" style:family="paragraph">
      <style:text-properties fo:background-color="#FFFF00"/>
    </style:style>
    <style:style style:name="P111" style:parent-style-name="ElencoDati" style:family="paragraph">
      <style:text-properties fo:background-color="#FFFF00"/>
    </style:style>
    <style:style style:name="P112" style:parent-style-name="ElencoDati" style:family="paragraph">
      <style:text-properties fo:background-color="#FFFF00"/>
    </style:style>
    <style:style style:name="P113" style:parent-style-name="ElencoDati" style:family="paragraph">
      <style:text-properties fo:background-color="#FFFF00"/>
    </style:style>
    <style:style style:name="P114" style:parent-style-name="ElencoDati" style:family="paragraph">
      <style:text-properties fo:background-color="#FFFF00"/>
    </style:style>
    <style:style style:name="P115" style:parent-style-name="ElencoDati" style:family="paragraph">
      <style:text-properties fo:background-color="#FFFF00"/>
    </style:style>
    <style:style style:name="P116" style:parent-style-name="ElencoDati" style:family="paragraph">
      <style:text-properties fo:background-color="#FFFF00"/>
    </style:style>
    <style:style style:name="P117" style:parent-style-name="Titolo3" style:family="paragraph">
      <style:text-properties fo:background-color="#FFFF00"/>
    </style:style>
    <style:style style:name="P118" style:parent-style-name="ElencoDati" style:family="paragraph">
      <style:text-properties fo:background-color="#FFFF00"/>
    </style:style>
    <style:style style:name="P119" style:parent-style-name="ElencoDati" style:family="paragraph">
      <style:text-properties fo:background-color="#FFFF00"/>
    </style:style>
    <style:style style:name="P120" style:parent-style-name="ElencoDati" style:family="paragraph">
      <style:text-properties fo:background-color="#FFFF00"/>
    </style:style>
    <style:style style:name="P121" style:parent-style-name="ElencoDati" style:family="paragraph">
      <style:text-properties fo:background-color="#FFFF00"/>
    </style:style>
    <style:style style:name="P122" style:parent-style-name="Titolo2" style:family="paragraph">
      <style:text-properties fo:background-color="#FFFF00"/>
    </style:style>
    <style:style style:name="P123" style:parent-style-name="Textbody" style:family="paragraph">
      <style:text-properties fo:background-color="#FFFF00"/>
    </style:style>
    <style:style style:name="P124" style:parent-style-name="Titolo3" style:family="paragraph">
      <style:text-properties fo:background-color="#FFFF00"/>
    </style:style>
    <style:style style:name="P125" style:parent-style-name="ElencoDati" style:family="paragraph">
      <style:text-properties fo:background-color="#FFFF00"/>
    </style:style>
    <style:style style:name="P126" style:parent-style-name="ElencoDati" style:family="paragraph">
      <style:text-properties fo:background-color="#FFFF00"/>
    </style:style>
    <style:style style:name="P127" style:parent-style-name="ElencoDati" style:family="paragraph"/>
    <style:style style:name="T128" style:parent-style-name="Car.predefinitoparagrafo" style:family="text">
      <style:text-properties fo:font-weight="bold" style:font-weight-asian="bold" style:font-weight-complex="bold" fo:background-color="#FFFF00"/>
    </style:style>
    <style:style style:name="T129" style:parent-style-name="Car.predefinitoparagrafo" style:family="text">
      <style:text-properties fo:background-color="#FFFF00"/>
    </style:style>
    <style:style style:name="P130" style:parent-style-name="Titolo3" style:family="paragraph">
      <style:text-properties fo:background-color="#FFFF00"/>
    </style:style>
    <style:style style:name="P131" style:parent-style-name="ElencoDati" style:family="paragraph">
      <style:text-properties fo:background-color="#FFFF00"/>
    </style:style>
    <style:style style:name="P132" style:parent-style-name="ElencoDati" style:family="paragraph">
      <style:text-properties fo:background-color="#FFFF00"/>
    </style:style>
    <style:style style:name="P133" style:parent-style-name="Titolo3" style:family="paragraph">
      <style:text-properties fo:background-color="#FFFF00"/>
    </style:style>
    <style:style style:name="P134" style:parent-style-name="ElencoDati" style:family="paragraph">
      <style:text-properties fo:background-color="#FFFF00"/>
    </style:style>
    <style:style style:name="P135" style:parent-style-name="ElencoDati" style:family="paragraph">
      <style:text-properties fo:background-color="#FFFF00"/>
    </style:style>
    <style:style style:name="P136" style:parent-style-name="ElencoDati" style:family="paragraph"/>
    <style:style style:name="T137" style:parent-style-name="Car.predefinitoparagrafo" style:family="text">
      <style:text-properties fo:font-weight="bold" style:font-weight-asian="bold" style:font-weight-complex="bold" fo:background-color="#FFFF00"/>
    </style:style>
    <style:style style:name="T138" style:parent-style-name="Car.predefinitoparagrafo" style:family="text">
      <style:text-properties fo:background-color="#FFFF00"/>
    </style:style>
    <style:style style:name="P139" style:parent-style-name="Titolo3" style:family="paragraph">
      <style:text-properties fo:background-color="#FFFF00"/>
    </style:style>
    <style:style style:name="P140" style:parent-style-name="ElencoDati" style:family="paragraph">
      <style:text-properties fo:background-color="#FFFF00"/>
    </style:style>
    <style:style style:name="P141" style:parent-style-name="ElencoDati" style:family="paragraph">
      <style:text-properties fo:background-color="#FFFF00"/>
    </style:style>
    <style:style style:name="P142" style:parent-style-name="ElencoDati" style:family="paragraph"/>
    <style:style style:name="T143" style:parent-style-name="Car.predefinitoparagrafo" style:family="text">
      <style:text-properties fo:font-weight="bold" style:font-weight-asian="bold" style:font-weight-complex="bold" fo:background-color="#FFFF00"/>
    </style:style>
    <style:style style:name="T144" style:parent-style-name="Car.predefinitoparagrafo" style:family="text">
      <style:text-properties fo:background-color="#FFFF00"/>
    </style:style>
    <style:style style:name="P145" style:parent-style-name="Titolo3" style:family="paragraph">
      <style:text-properties fo:background-color="#FFFF00"/>
    </style:style>
    <style:style style:name="P146" style:parent-style-name="ElencoDati" style:family="paragraph">
      <style:text-properties fo:background-color="#FFFF00"/>
    </style:style>
    <style:style style:name="P147" style:parent-style-name="ElencoDati" style:family="paragraph">
      <style:text-properties fo:background-color="#FFFF00"/>
    </style:style>
    <style:style style:name="P148" style:parent-style-name="Titolo3" style:family="paragraph">
      <style:text-properties fo:background-color="#FFFF00"/>
    </style:style>
    <style:style style:name="P149" style:parent-style-name="ElencoDati" style:family="paragraph">
      <style:text-properties fo:background-color="#FFFF00"/>
    </style:style>
    <style:style style:name="P150" style:parent-style-name="ElencoDati" style:family="paragraph">
      <style:text-properties fo:background-color="#FFFF00"/>
    </style:style>
    <style:style style:name="P151" style:parent-style-name="Titolo3" style:family="paragraph">
      <style:text-properties fo:background-color="#FFFF00"/>
    </style:style>
    <style:style style:name="P152" style:parent-style-name="ElencoDati" style:family="paragraph">
      <style:text-properties fo:background-color="#FFFF00"/>
    </style:style>
    <style:style style:name="P153" style:parent-style-name="ElencoDati" style:family="paragraph">
      <style:text-properties fo:background-color="#FFFF00"/>
    </style:style>
    <style:style style:name="P154" style:parent-style-name="ElencoDati" style:family="paragraph"/>
    <style:style style:name="T155" style:parent-style-name="Car.predefinitoparagrafo" style:family="text">
      <style:text-properties fo:font-weight="bold" style:font-weight-asian="bold" style:font-weight-complex="bold" fo:background-color="#FFFF00"/>
    </style:style>
    <style:style style:name="T156" style:parent-style-name="Car.predefinitoparagrafo" style:family="text">
      <style:text-properties fo:background-color="#FFFF00"/>
    </style:style>
    <style:style style:name="T157" style:parent-style-name="Car.predefinitoparagrafo" style:family="text">
      <style:text-properties fo:background-color="#FFFF00"/>
    </style:style>
    <style:style style:name="P158" style:parent-style-name="Titolo3" style:family="paragraph">
      <style:text-properties fo:background-color="#FFFF00"/>
    </style:style>
    <style:style style:name="P159" style:parent-style-name="ElencoDati" style:family="paragraph">
      <style:text-properties fo:background-color="#FFFF00"/>
    </style:style>
    <style:style style:name="P160" style:parent-style-name="ElencoDati" style:family="paragraph">
      <style:text-properties fo:background-color="#FFFF00"/>
    </style:style>
    <style:style style:name="P161" style:parent-style-name="Titolo3" style:family="paragraph">
      <style:text-properties fo:background-color="#FFFF00"/>
    </style:style>
    <style:style style:name="P162" style:parent-style-name="ElencoDati" style:family="paragraph">
      <style:text-properties fo:background-color="#FFFF00"/>
    </style:style>
    <style:style style:name="P163" style:parent-style-name="ElencoDati" style:family="paragraph">
      <style:text-properties fo:background-color="#FFFF00"/>
    </style:style>
    <style:style style:name="P164" style:parent-style-name="ElencoDati" style:family="paragraph"/>
    <style:style style:name="T165" style:parent-style-name="Car.predefinitoparagrafo" style:family="text">
      <style:text-properties fo:font-weight="bold" style:font-weight-asian="bold" style:font-weight-complex="bold" fo:background-color="#FFFF00"/>
    </style:style>
    <style:style style:name="T166" style:parent-style-name="Car.predefinitoparagrafo" style:family="text">
      <style:text-properties fo:background-color="#FFFF00"/>
    </style:style>
    <style:style style:name="T167" style:parent-style-name="Car.predefinitoparagrafo" style:family="text">
      <style:text-properties fo:background-color="#FFFF00"/>
    </style:style>
    <style:style style:name="P168" style:parent-style-name="Titolo3" style:family="paragraph">
      <style:text-properties fo:background-color="#FFFF00"/>
    </style:style>
    <style:style style:name="P169" style:parent-style-name="ElencoDati" style:family="paragraph">
      <style:text-properties fo:background-color="#FFFF00"/>
    </style:style>
    <style:style style:name="P170" style:parent-style-name="ElencoDati" style:family="paragraph">
      <style:text-properties fo:background-color="#FFFF00"/>
    </style:style>
    <style:style style:name="P171" style:parent-style-name="ElencoDati" style:family="paragraph">
      <style:text-properties fo:background-color="#FFFF00"/>
    </style:style>
    <style:style style:name="P172" style:parent-style-name="ElencoDati" style:family="paragraph">
      <style:text-properties fo:background-color="#FFFF00"/>
    </style:style>
    <style:style style:name="P173" style:parent-style-name="ElencoDati" style:family="paragraph">
      <style:text-properties fo:background-color="#FFFF00"/>
    </style:style>
    <style:style style:name="P174" style:parent-style-name="ElencoDati" style:family="paragraph">
      <style:text-properties fo:background-color="#FFFF00"/>
    </style:style>
    <style:style style:name="P175" style:parent-style-name="ElencoDati" style:family="paragraph">
      <style:text-properties fo:background-color="#FFFF00"/>
    </style:style>
    <style:style style:name="P176" style:parent-style-name="ElencoDati" style:family="paragraph"/>
    <style:style style:name="T177" style:parent-style-name="Car.predefinitoparagrafo" style:family="text">
      <style:text-properties fo:font-weight="bold" style:font-weight-asian="bold" style:font-weight-complex="bold" fo:background-color="#FFFF00"/>
    </style:style>
    <style:style style:name="T178" style:parent-style-name="Car.predefinitoparagrafo" style:family="text">
      <style:text-properties fo:background-color="#FFFF00"/>
    </style:style>
    <style:style style:name="P179" style:parent-style-name="Titolo2" style:family="paragraph">
      <style:text-properties fo:background-color="#FFFF00"/>
    </style:style>
    <style:style style:name="P180" style:parent-style-name="Textbody" style:family="paragraph">
      <style:text-properties fo:background-color="#FFFF00"/>
    </style:style>
    <style:style style:name="P181" style:parent-style-name="ElencoDati" style:family="paragraph"/>
    <style:style style:name="P182" style:parent-style-name="ElencoDati" style:family="paragraph"/>
    <style:style style:name="P183" style:parent-style-name="ElencoDati" style:family="paragraph"/>
    <style:style style:name="P184" style:parent-style-name="ElencoDati" style:family="paragraph"/>
    <style:style style:name="P185" style:parent-style-name="ElencoDati" style:family="paragraph"/>
    <style:style style:name="P186" style:parent-style-name="ElencoDati" style:family="paragraph"/>
    <style:style style:name="P187" style:parent-style-name="ElencoDati" style:family="paragraph"/>
    <style:style style:name="P188" style:parent-style-name="ElencoDati" style:family="paragraph"/>
    <style:style style:name="P189" style:parent-style-name="ElencoDati" style:family="paragraph"/>
    <style:style style:name="P190" style:parent-style-name="ElencoDati" style:family="paragraph"/>
    <style:style style:name="P191" style:parent-style-name="ElencoDati" style:family="paragraph"/>
    <style:style style:name="P192" style:parent-style-name="ElencoDati" style:family="paragraph"/>
    <style:style style:name="P193" style:parent-style-name="ElencoDati" style:family="paragraph"/>
    <style:style style:name="P194" style:parent-style-name="ElencoDati" style:family="paragraph"/>
    <style:style style:name="P195" style:parent-style-name="ElencoDati" style:family="paragraph"/>
    <style:style style:name="P196" style:parent-style-name="ElencoDati" style:family="paragraph"/>
    <style:style style:name="P197" style:parent-style-name="ElencoDati" style:family="paragraph"/>
    <style:style style:name="P198" style:parent-style-name="ElencoDati" style:family="paragraph"/>
    <style:style style:name="P199" style:parent-style-name="ElencoDati" style:family="paragraph"/>
    <style:style style:name="P200" style:parent-style-name="ElencoDati" style:family="paragraph"/>
    <style:style style:name="P201" style:parent-style-name="ElencoDati" style:family="paragraph"/>
    <style:style style:name="P202" style:parent-style-name="ElencoDati" style:family="paragraph"/>
    <style:style style:name="P203" style:parent-style-name="ElencoDati" style:family="paragraph"/>
    <style:style style:name="P204" style:parent-style-name="ElencoDati" style:family="paragraph"/>
    <style:style style:name="P205" style:parent-style-name="ElencoDati" style:family="paragraph"/>
    <style:style style:name="P206" style:parent-style-name="ElencoTitoli" style:family="paragraph"/>
    <style:style style:name="P207" style:parent-style-name="Textbody" style:family="paragraph"/>
    <style:style style:name="P208" style:parent-style-name="Textbody" style:family="paragraph"/>
    <style:style style:name="P209" style:parent-style-name="Textbody" style:family="paragraph"/>
    <style:style style:name="P210" style:parent-style-name="ElencoDati" style:family="paragraph"/>
    <style:style style:name="P211" style:parent-style-name="ElencoDati" style:family="paragraph"/>
    <style:style style:name="P212" style:parent-style-name="ElencoDati" style:family="paragraph"/>
    <style:style style:name="P213" style:parent-style-name="ElencoDati" style:family="paragraph"/>
    <style:style style:name="P214" style:parent-style-name="ElencoDati" style:family="paragraph"/>
    <style:style style:name="P215" style:parent-style-name="ElencoDati" style:family="paragraph"/>
    <style:style style:name="P216" style:parent-style-name="ElencoDati" style:family="paragraph"/>
    <style:style style:name="P217" style:parent-style-name="ElencoDati" style:family="paragraph"/>
    <style:style style:name="P218" style:parent-style-name="ElencoDati" style:family="paragraph"/>
  </office:automatic-styles>
  <office:body>
    <office:text text:use-soft-page-breaks="true">
      <text:p text:style-name="P1">Sistema TrapCheck<text:line-break/><text:span text:style-name="T2">(Ver. 1.1)</text:span></text:p>
      <text:h text:style-name="P3" text:outline-level="1">Application User Portal</text:h>
      <text:h text:style-name="P4" text:outline-level="2">Descrizione</text:h>
      <text:p text:style-name="P5">Portale ad esclusivo uso interno di Logyn per la gestione delle licenze per il Sistema TrapCheck verso i clienti e per<text:s/>le relative licenze dell'App Smartphone.</text:p>
      <text:h text:style-name="P6" text:outline-level="2">Sezioni</text:h>
      <text:h text:style-name="P7" text:outline-level="3">Gestione Utenti</text:h>
      <text:p text:style-name="P8">Creazione e modifica degli utenti e dei relativi dati</text:p>
      <text:h text:style-name="P9" text:outline-level="2">Dati</text:h>
      <text:h text:style-name="P10" text:outline-level="3">Cliente</text:h>
      <text:list text:style-name="LFO5" text:continue-numbering="true">
        <text:list-item>
          <text:p text:style-name="P11">Nome</text:p>
        </text:list-item>
        <text:list-item>
          <text:p text:style-name="P12">Codice Cliente interno Login</text:p>
        </text:list-item>
        <text:list-item>
          <text:p text:style-name="P13">Numero Licenza</text:p>
        </text:list-item>
        <text:list-item>
          <text:p text:style-name="P14">Totale Licenze<text:s/>desktop</text:p>
        </text:list-item>
        <text:list-item>
          <text:p text:style-name="P15">Numero installazioni</text:p>
        </text:list-item>
        <text:list-item>
          <text:p text:style-name="P16">Totale Licenze Mobile</text:p>
        </text:list-item>
      </text:list>
      <text:p text:style-name="P17"/>
      <text:h text:style-name="P18" text:outline-level="2">Funzioni</text:h>
      <text:list text:style-name="LFO6" text:continue-numbering="true">
        <text:list-item>
          <text:p text:style-name="P19">Invio Numero Licenza e Nome e ottengo corrispondenza dei dati, Totale licenze, Numero installazioni e Numero Licenze Mobile</text:p>
        </text:list-item>
        <text:list-item>
          <text:p text:style-name="P20">Invio Nome e aggiorno il Numero installazioni (sempre +1)</text:p>
        </text:list-item>
      </text:list>
      <text:h text:style-name="P21" text:outline-level="2">Tecnologia</text:h>
      <text:p text:style-name="P22">Linguaggio di sviluppo PHP su server Linux<text:line-break/>DataBase My-SQL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h text:style-name="P30" text:outline-level="1">Portale Web</text:h>
      <text:h text:style-name="P31" text:outline-level="2">Descrizione</text:h>
      <text:p text:style-name="P32">Il Portale web è un sito internet dove vengono gestiti e centralizzati tutti i dati del sistema permettendo la comunicazione con i dispositivi mobili e l'interfacciamento con l'applicazione desktop.</text:p>
      <text:h text:style-name="P33" text:outline-level="2">Sezioni</text:h>
      <text:h text:style-name="Titolo3" text:outline-level="3"><text:span text:style-name="T34"><office:annotation office:name="0"><dc:creator>Admin</dc:creator><dc:date>2015-05-07T14:35:00</dc:date><text:p text:style-name="Testocommento">Amministratori di sistema: coloro che hanno il permesso di creare utenti semplici</text:p><text:p text:style-name="Testocommento"/></office:annotation>Area Utenti (Sistema/Desktop)</text:span><text:span text:style-name="T35"><office:annotation-end office:name="0"/></text:span></text:h>
      <text:p text:style-name="Textbody"><text:span text:style-name="T36">Sezione per la creazione di utenti con accesso dedicato.</text:span><text:span text:style-name="T37"><text:line-break/></text:span><text:span text:style-name="T38">Permette di gestire gli utenti ed i permessi per l'utilizzo dell'applicazione Desktop e<text:s/></text:span><text:span text:style-name="T39"><office:annotation office:name="1"><dc:creator>Admin</dc:creator><dc:date>2015-05-07T14:37:00</dc:date><text:p text:style-name="Testocommento">Serve gestire permessi per le singole sezioni?</text:p></office:annotation>delle relative sezioni</text:span><text:span text:style-name="T40"><office:annotation-end office:name="1"/></text:span><text:span text:style-name="T41">.</text:span></text:p>
      <text:p text:style-name="P42">E' l'unica sezione accessibile del portale, le altre aree sono dedicate alla sola archiviazione dei dati.</text:p>
      <text:h text:style-name="Titolo3" text:outline-level="3"><text:span text:style-name="T43"><office:annotation office:name="2"><dc:creator>Admin</dc:creator><dc:date>2015-05-07T14:38:00</dc:date><text:p text:style-name="Testocommento">L’anagrafica è la stessa che si legge sopra? Quindi i dati cliente sopracitati?</text:p></office:annotation>Anagrafica<text:s/></text:span><text:span text:style-name="T44">Clienti</text:span><text:span text:style-name="T45"><office:annotation-end office:name="2"/></text:span></text:h>
      <text:p text:style-name="P46">Anagrafica dei Clienti permette di raggruppare le trappole e le lavorazioni.</text:p>
      <text:h text:style-name="P47" text:outline-level="3">Utenti Applicazione Mobile</text:h>
      <text:p text:style-name="P48">Permette la gestione degli utenti dell'applicazione mobile.<text:line-break/>Nome Utente, Password, Tipo Utente...</text:p>
      <text:h text:style-name="P49" text:outline-level="3">Prodotti e Scorte</text:h>
      <text:p text:style-name="P50">Elenco Prodotti con scorta<text:s/>magazzino aggiornato dal client<text:line-break/>Dati descrittivi prodotto, quantitativo in magazzino.</text:p>
      <text:h text:style-name="P51" text:outline-level="3">Tipo, Stato e Gruppi Trappole</text:h>
      <text:p text:style-name="P52">Tre sezioni dedicate alla creazione e modifica delle voci che compariranno in alcuni menu dell'applicazione mobile e desktop.</text:p>
      <text:h text:style-name="P53" text:outline-level="3">Trappole</text:h>
      <text:p text:style-name="P54">Sezione con dati delle Trappole<text:line-break/>Posizione, tipo, identificativo QR ...</text:p>
      <text:h text:style-name="P55" text:outline-level="3">Aree Coperte</text:h>
      <text:p text:style-name="P56">Sezione di archiviazione delle mappe di edifici e relativi dati.</text:p>
      <text:h text:style-name="P57" text:outline-level="3">Storico Trappole</text:h>
      <text:p text:style-name="P58">Dati rilevati durante le operazioni di verifica delle Trappole</text:p>
      <text:h text:style-name="P59" text:outline-level="3">Galleria Foto</text:h>
      <text:p text:style-name="P60">Sezione di archiviazione delle immagini catturate durante le verifiche e delle Mappe delle Aree Coperte con relativi dati.</text:p>
      <text:h text:style-name="P61" text:outline-level="2">Dati archivio</text:h>
      <text:h text:style-name="P62" text:outline-level="3">Utenti Applicazione</text:h>
      <text:list text:style-name="LFO7" text:continue-numbering="true">
        <text:list-item>
          <text:p text:style-name="P63">Nome Utente</text:p>
        </text:list-item>
        <text:list-item>
          <text:p text:style-name="P64">Password</text:p>
        </text:list-item>
        <text:list-item>
          <text:p text:style-name="P65">Accesso (Completo – Solo Analisi dati)</text:p>
        </text:list-item>
      </text:list>
      <text:h text:style-name="P66" text:outline-level="3">Clienti</text:h>
      <text:list text:style-name="LFO8" text:continue-numbering="true">
        <text:list-item>
          <text:p text:style-name="P67">Nome Cliente</text:p>
        </text:list-item>
      </text:list>
      <text:h text:style-name="P68" text:outline-level="3">Utenti Mobile</text:h>
      <text:list text:style-name="LFO9" text:continue-numbering="true">
        <text:list-item>
          <text:p text:style-name="P69">Nome Utente</text:p>
        </text:list-item>
        <text:list-item>
          <text:p text:style-name="P70">Password</text:p>
        </text:list-item>
        <text:list-item>
          <text:p text:style-name="P71">Tipo Utente (Operatore – Tecnico)</text:p>
        </text:list-item>
        <text:list-item>
          <text:p text:style-name="P72">ID Gruppo trappole</text:p>
        </text:list-item>
        <text:list-item>
          <text:p text:style-name="P73">ID Cliente</text:p>
        </text:list-item>
      </text:list>
      <text:h text:style-name="P74" text:outline-level="3">Prodotti</text:h>
      <text:list text:style-name="LFO10" text:continue-numbering="true">
        <text:list-item>
          <text:p text:style-name="P75">Nome Prodotto</text:p>
        </text:list-item>
        <text:list-item>
          <text:p text:style-name="P76">Marca</text:p>
        </text:list-item>
        <text:list-item>
          <text:p text:style-name="P77">Scorta prodotto (valore che scende in base a utilizzo passato via mobile)</text:p>
        </text:list-item>
      </text:list>
      <text:h text:style-name="P78" text:outline-level="3">Tipo Trappole</text:h>
      <text:list text:style-name="LFO10" text:continue-numbering="true">
        <text:list-item>
          <text:p text:style-name="P79">Nome Tipo trappola (Esca fresca, Paraffinato...)</text:p>
        </text:list-item>
      </text:list>
      <text:h text:style-name="P80" text:outline-level="3">Stato Trappole</text:h>
      <text:list text:style-name="LFO10" text:continue-numbering="true">
        <text:list-item>
          <text:p text:style-name="P81">Nome Stato<text:s/>trappole (Normale, Vuota, Danneggiata …)</text:p>
        </text:list-item>
      </text:list>
      <text:h text:style-name="P82" text:outline-level="3">Gruppi Trappole</text:h>
      <text:list text:style-name="LFO10" text:continue-numbering="true">
        <text:list-item>
          <text:p text:style-name="P83">Nome Gruppo</text:p>
        </text:list-item>
      </text:list>
      <text:h text:style-name="P84" text:outline-level="3">Trappole</text:h>
      <text:list text:style-name="LFO11" text:continue-numbering="true">
        <text:list-item>
          <text:p text:style-name="P85">Identificativo Trappola (codice alfanumerico che viene stampato come QR Code)</text:p>
        </text:list-item>
        <text:list-item>
          <text:p text:style-name="P86">ID Cliente</text:p>
        </text:list-item>
        <text:list-item>
          <text:p text:style-name="P87">Indirizzo</text:p>
        </text:list-item>
        <text:list-item>
          <text:p text:style-name="P88">Longitudine</text:p>
        </text:list-item>
        <text:list-item>
          <text:p text:style-name="P89">Latitudine</text:p>
        </text:list-item>
        <text:list-item>
          <text:p text:style-name="P90">X</text:p>
        </text:list-item>
        <text:list-item>
          <text:p text:style-name="P91">Y</text:p>
        </text:list-item>
        <text:list-item>
          <text:p text:style-name="P92">Tipo (Tabella Tipo Trappole)</text:p>
        </text:list-item>
        <text:list-item>
          <text:p text:style-name="P93">Stato (Tabella Stato<text:s/>Trappole)</text:p>
        </text:list-item>
        <text:list-item>
          <text:p text:style-name="P94">Prodotto (Tabella Prodotti)</text:p>
        </text:list-item>
        <text:list-item>
          <text:p text:style-name="P95">ID Area Coperta</text:p>
        </text:list-item>
        <text:list-item>
          <text:p text:style-name="P96">ID Gruppo trappole</text:p>
        </text:list-item>
        <text:list-item>
          <text:p text:style-name="P97">Note</text:p>
        </text:list-item>
      </text:list>
      <text:h text:style-name="P98" text:outline-level="3">Aree Coperte</text:h>
      <text:list text:style-name="LFO12" text:continue-numbering="true">
        <text:list-item>
          <text:p text:style-name="P99">ID Cliente</text:p>
        </text:list-item>
        <text:list-item>
          <text:p text:style-name="P100">Nome</text:p>
        </text:list-item>
        <text:list-item>
          <text:p text:style-name="P101">Indirizzo</text:p>
        </text:list-item>
      </text:list>
      <text:h text:style-name="P102" text:outline-level="3">Storico Trappole</text:h>
      <text:list text:style-name="LFO13" text:continue-numbering="true">
        <text:list-item>
          <text:p text:style-name="P103">Data-Ora</text:p>
        </text:list-item>
        <text:list-item>
          <text:p text:style-name="P104">Longitudine</text:p>
        </text:list-item>
        <text:list-item>
          <text:p text:style-name="P105">Latitudine</text:p>
        </text:list-item>
        <text:list-item>
          <text:p text:style-name="P106">Segnale Linea</text:p>
        </text:list-item>
        <text:list-item>
          <text:p text:style-name="P107">ID Trappola</text:p>
        </text:list-item>
        <text:list-item>
          <text:p text:style-name="P108">ID Cliente</text:p>
        </text:list-item>
        <text:list-item>
          <text:p text:style-name="P109">ID Gruppo</text:p>
        </text:list-item>
        <text:list-item>
          <text:p text:style-name="P110">ID Area Coperta</text:p>
        </text:list-item>
        <text:list-item>
          <text:p text:style-name="P111">Condizioni</text:p>
        </text:list-item>
        <text:list-item>
          <text:p text:style-name="P112">Tipo Esca</text:p>
        </text:list-item>
        <text:list-item>
          <text:p text:style-name="P113">Consumo Esca</text:p>
        </text:list-item>
        <text:list-item>
          <text:p text:style-name="P114">Grammi immessi</text:p>
        </text:list-item>
        <text:list-item>
          <text:p text:style-name="P115">ID Utente Mobile</text:p>
        </text:list-item>
      </text:list>
      <text:p text:style-name="P116"/>
      <text:h text:style-name="P117" text:outline-level="3">Galleria Foto</text:h>
      <text:list text:style-name="LFO14" text:continue-numbering="true">
        <text:list-item>
          <text:p text:style-name="P118">Url / Immagine</text:p>
        </text:list-item>
        <text:list-item>
          <text:p text:style-name="P119">Nome</text:p>
        </text:list-item>
        <text:list-item>
          <text:p text:style-name="P120">ID Area Coperta</text:p>
        </text:list-item>
        <text:list-item>
          <text:p text:style-name="P121">ID Storico Trappole</text:p>
        </text:list-item>
      </text:list>
      <text:h text:style-name="P122" text:outline-level="2">Servizi</text:h>
      <text:p text:style-name="P123">In generale la funzione di Modifica in ogni sezione prevede che passo sempre l'ID del record e tutti i parametri; se sono valorizzati vengono modificati altrimenti rimangono invariati.</text:p>
      <text:h text:style-name="P124" text:outline-level="3">Utenti Applicazione</text:h>
      <text:list text:style-name="LFO7" text:continue-numbering="true">
        <text:list-item>
          <text:p text:style-name="P125">Elenco Utenti Applicazione</text:p>
        </text:list-item>
        <text:list-item>
          <text:p text:style-name="P126">Crea, Modifica e Cancella Utente</text:p>
        </text:list-item>
        <text:list-item>
          <text:p text:style-name="P127"><text:span text:style-name="T128">Log-in</text:span><text:span text:style-name="T129">: passo Utente e Password e ottengo corrispondenza e tipo di Accesso</text:span></text:p>
        </text:list-item>
      </text:list>
      <text:h text:style-name="P130" text:outline-level="3">Clienti</text:h>
      <text:list text:style-name="LFO15" text:continue-numbering="true">
        <text:list-item>
          <text:p text:style-name="P131">Elenco Nomi Clienti</text:p>
        </text:list-item>
        <text:list-item>
          <text:p text:style-name="P132">Crea, Modifica e<text:s/>Cancella Cliente</text:p>
        </text:list-item>
      </text:list>
      <text:h text:style-name="P133" text:outline-level="3">Utenti Mobile</text:h>
      <text:list text:style-name="LFO16" text:continue-numbering="true">
        <text:list-item>
          <text:p text:style-name="P134">Elenco Utenti Mobile</text:p>
        </text:list-item>
        <text:list-item>
          <text:p text:style-name="P135">Crea, Modifica e Cancella Utente</text:p>
        </text:list-item>
        <text:list-item>
          <text:p text:style-name="P136"><text:span text:style-name="T137">Log-in</text:span><text:span text:style-name="T138">: passo Utente e Password e ottengo corrispondenza, ID Utente Mobile, Tipo di Utente, ID Gruppo Trappole e ID Cliente</text:span></text:p>
        </text:list-item>
      </text:list>
      <text:h text:style-name="P139" text:outline-level="3">Prodotti</text:h>
      <text:list text:style-name="LFO17" text:continue-numbering="true">
        <text:list-item>
          <text:p text:style-name="P140">Elenco Prodotti con valore di scorta</text:p>
        </text:list-item>
        <text:list-item>
          <text:p text:style-name="P141">Crea, Modifica e Cancella Prodotto</text:p>
        </text:list-item>
        <text:list-item>
          <text:p text:style-name="P142"><text:span text:style-name="T143">Aggiorna Prodotto</text:span><text:span text:style-name="T144">: passo Nome Prodotto e valore utilizzato e sottraggo al relativo valore di scorta</text:span></text:p>
        </text:list-item>
      </text:list>
      <text:h text:style-name="P145" text:outline-level="3">Tipo Trappole</text:h>
      <text:list text:style-name="LFO17" text:continue-numbering="true">
        <text:list-item>
          <text:p text:style-name="P146">Elenco Nomi Tipo Trappola</text:p>
        </text:list-item>
        <text:list-item>
          <text:p text:style-name="P147">Crea, Modifica e Cancella Tipo Trappola</text:p>
        </text:list-item>
      </text:list>
      <text:h text:style-name="P148" text:outline-level="3">Stato Trappole</text:h>
      <text:list text:style-name="LFO17" text:continue-numbering="true">
        <text:list-item>
          <text:p text:style-name="P149">Elenco Nomi Stato Trappola</text:p>
        </text:list-item>
        <text:list-item>
          <text:p text:style-name="P150">Crea, Modifica e Cancella Stato Trappola</text:p>
        </text:list-item>
      </text:list>
      <text:h text:style-name="P151" text:outline-level="3">Trappole</text:h>
      <text:list text:style-name="LFO18" text:continue-numbering="true">
        <text:list-item>
          <text:p text:style-name="P152">Elenco Trappole con filtro opzionale per ID Cliente/Area Coperta/Gruppo trappole</text:p>
        </text:list-item>
        <text:list-item>
          <text:p text:style-name="P153">Crea, Modifica e Cancella Trappola</text:p>
        </text:list-item>
        <text:list-item>
          <text:p text:style-name="P154"><text:span text:style-name="T155">Info Trappola</text:span><text:span text:style-name="T156">: passo Identificativo Trappola oppure ID Trappola e ne ottengo i dati comple</text:span><text:span text:style-name="T157">ti</text:span></text:p>
        </text:list-item>
      </text:list>
      <text:h text:style-name="P158" text:outline-level="3">Gruppi Trappole</text:h>
      <text:list text:style-name="LFO19" text:continue-numbering="true">
        <text:list-item>
          <text:p text:style-name="P159">Elenco Nomi Gruppi</text:p>
        </text:list-item>
        <text:list-item>
          <text:p text:style-name="P160">Crea, Modifica e Cancella Gruppo Trappole</text:p>
        </text:list-item>
      </text:list>
      <text:h text:style-name="P161" text:outline-level="3">Aree Coperte</text:h>
      <text:list text:style-name="LFO20" text:continue-numbering="true">
        <text:list-item>
          <text:p text:style-name="P162">Elenco Aree Coperte con filtro opzionale per ID Cliente</text:p>
        </text:list-item>
        <text:list-item>
          <text:p text:style-name="P163">Crea, Modifica e Cancella Area Coperta</text:p>
        </text:list-item>
        <text:list-item>
          <text:p text:style-name="P164"><text:span text:style-name="T165">Immagini Area</text:span><text:span text:style-name="T166">: passo ID Area Coperta e ottengo (se presenti) elenco<text:s/></text:span><text:span text:style-name="T167">completo immagini associate (Nome – URL File)</text:span></text:p>
        </text:list-item>
      </text:list>
      <text:h text:style-name="P168" text:outline-level="3">Storico Trappole</text:h>
      <text:list text:style-name="LFO21" text:continue-numbering="true">
        <text:list-item>
          <text:p text:style-name="P169">Elenco Storico Operazioni con filtri opzionali:</text:p>
          <text:list text:continue-numbering="true">
            <text:list-item>
              <text:p text:style-name="P170">SEMPRE: periodo di ricerca (dal giorno e ora al giorno e ora)</text:p>
            </text:list-item>
            <text:list-item>
              <text:p text:style-name="P171">Per ID Trappola</text:p>
            </text:list-item>
            <text:list-item>
              <text:p text:style-name="P172">Per ID Cliente</text:p>
            </text:list-item>
            <text:list-item>
              <text:p text:style-name="P173">Per ID Gruppo</text:p>
            </text:list-item>
            <text:list-item>
              <text:p text:style-name="P174">Per ID Area Coperta</text:p>
            </text:list-item>
            <text:list-item>
              <text:p text:style-name="P175">Per ID Utente Mobile</text:p>
            </text:list-item>
          </text:list>
        </text:list-item>
        <text:list-item>
          <text:p text:style-name="P176"><text:span text:style-name="T177">Salva Dati</text:span><text:span text:style-name="T178">: passaggio e salvataggio dei dati completi rilevati comprese le Immagini</text:span></text:p>
        </text:list-item>
      </text:list>
      <text:h text:style-name="P179" text:outline-level="2">Tecnologia</text:h>
      <text:p text:style-name="P180">Linguaggio di sviluppo PHP su server Linux<text:line-break/>DataBase My-SQL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Desktop Application</text:h>
      <text:h text:style-name="Titolo2" text:outline-level="2">Descrizione</text:h>
      <text:p text:style-name="Textbody">E' l'applicazione desktop per sistema operativo Windows o<text:s/>Apple dedicata alla gestione dell'intero sistema.<text:line-break/>Permette la creazione, la modifica e la gestione di ogni aspetto, inoltre può essere utilizzata anche per fornire ai clienti uno strumento di verifica delle lavorazioni.</text:p>
      <text:h text:style-name="Titolo2" text:outline-level="2">Sezioni</text:h>
      <text:h text:style-name="Titolo3" text:outline-level="3">Log-In</text:h>
      <text:p text:style-name="Textbody">Log-in di accesso all'Applicazione tramite utente e password definite sul Portale Web. Questo consente la gestione dei permessi di visualizzazione delle sezioni dell'Applicazione limitandone le interazioni.</text:p>
      <text:h text:style-name="Titolo3" text:outline-level="3">Utenti Applicazione Desktop</text:h>
      <text:p text:style-name="Textbody">Permette di creare nuovi utenti per l'applicazione Desktop gestendo direttamente il tipo di funzioni e dati resi disponibili durante l'utilizzo.<text:line-break/>In questo modo è possibile creare degli utenti da fornire ai Clienti insieme all'applicazione; questi saranno limitati alla visualizzazione di un particolare gruppo di dati e con abilitate solo le funzioni di analisi e visualizzazione.</text:p>
      <text:h text:style-name="Titolo3" text:outline-level="3">Anagrafica Clienti</text:h>
      <text:p text:style-name="Textbody">Permette di creare e/o modificare una semplice anagrafica dei Clienti a cui abbinare le Trappole gestite dal sistema.</text:p>
      <text:h text:style-name="Titolo3" text:outline-level="3">Utenti Applicazione Mobile (in base<text:s/>a numero licenze)</text:h>
      <text:p text:style-name="Textbody">Creazione, modifica e gestione utenti (Tecnico/Operatore) per l'utilizzo dell'app. Anagrafica, tipo utente.</text:p>
      <text:p text:style-name="Textbody">In questa sezione è possibile creare e modificare gli Utenti dell'applicazione mobile al fine di identificare le operazioni effettuate durante la lavorazione.</text:p>
      <text:h text:style-name="Titolo3" text:outline-level="3">Magazzino</text:h>
      <text:p text:style-name="Textbody">Elenco Prodotti, Creazione e Modifica Prodotti, Scorte di magazzino</text:p>
      <text:p text:style-name="Textbody">Dedicato alla gestione dei Prodotti per la derattizzazione, ne conterrà l'elenco con visualizzati i totali a magazzino. Il dato sarà aggiornato in base al reale utilizzo che verrà comunicato dall'operatore tramite l'applicazione mobile di rilevamento.</text:p>
      <text:h text:style-name="Titolo3" text:outline-level="3">Trappole</text:h>
      <text:p text:style-name="Textbody">Sezione dedicata alla gestione delle Trappole. Creazione, Modifica.</text:p>
      <text:p text:style-name="Textbody">Attraverso questa sezione è possibile visualizzare l'elenco completo delle Trappole, e per ognuna di esse le relative informazioni.<text:line-break/>Sono presenti anche due sottosezioni, Tipo e Stato trappole, che servono a creare e modificare i valori da abbinare nella descrizione della trappola stessa e che saranno poi selezionati dall'operatore<text:s/>durante la verifica.</text:p>
      <text:h text:style-name="Titolo3" text:outline-level="3">Aree Coperte</text:h>
      <text:p text:style-name="Textbody">Gestione delle Aree Coperte, Creazione, Caricamento Immagini, Posizionamento Trappole</text:p>
      <text:p text:style-name="Textbody">Questa sezione serve alla gestione delle Aree Coperte e quindi non raggiungibili tramite localizzazione GPS.<text:line-break/>Attraverso il caricamento<text:s/>di un'immagine rappresentante la mappa dell'interno è possibile posizionare le singole trappole per informare l'operatore sulla loro esatta posizione.</text:p>
      <text:h text:style-name="Titolo3" text:outline-level="3">Analisi Dati</text:h>
      <text:p text:style-name="Textbody">Sezione per la visualizzazione e l'analisi dei dati.<text:line-break/>Permetterà la visualizzazione di tutte<text:s/>le Trappole distribuite sul territorio oppure filtrate per Cliente/Operatore.<text:line-break/>Per ogni singola Trappola sarà evidenziato attraverso un colore il suo stato in base alle informazioni raccolte e inviate dall'operatore, inoltre cliccando su ogni icona si potranno visualizzare le informazioni complete dell'intervento effettuato. I dati potranno essere esportati in formato CSV per successive elaborazioni.</text:p>
      <text:h text:style-name="Titolo2" text:outline-level="2">Funzioni</text:h>
      <text:list text:style-name="WW8Num2">
        <text:list-item>
          <text:p text:style-name="P181">Gestione Clienti:</text:p>
          <text:list text:continue-numbering="true">
            <text:list-item>
              <text:p text:style-name="P182">Elenco</text:p>
            </text:list-item>
            <text:list-item>
              <text:p text:style-name="P183">Crea, Modifica</text:p>
            </text:list-item>
          </text:list>
        </text:list-item>
        <text:list-item>
          <text:p text:style-name="P184">Gestione Utenti App (numero limitato dal portale AppUser)</text:p>
          <text:list text:continue-numbering="true">
            <text:list-item>
              <text:p text:style-name="P185">Elenco</text:p>
            </text:list-item>
            <text:list-item>
              <text:p text:style-name="P186">Crea, Modifica</text:p>
            </text:list-item>
          </text:list>
        </text:list-item>
        <text:list-item>
          <text:p text:style-name="P187">Gestione Magazzino</text:p>
          <text:list text:continue-numbering="true">
            <text:list-item>
              <text:p text:style-name="P188">Elenco prodotti con Scorte</text:p>
            </text:list-item>
            <text:list-item>
              <text:p text:style-name="P189">Crea, Modifica</text:p>
            </text:list-item>
          </text:list>
        </text:list-item>
        <text:list-item>
          <text:p text:style-name="P190">Gestione Trappole</text:p>
          <text:list text:continue-numbering="true">
            <text:list-item>
              <text:p text:style-name="P191">Elenco trappole</text:p>
            </text:list-item>
            <text:list-item>
              <text:p text:style-name="P192">Crea, Modifica</text:p>
            </text:list-item>
            <text:list-item>
              <text:p text:style-name="P193">Area Voci Menu Tipo Trappola</text:p>
            </text:list-item>
            <text:list-item>
              <text:p text:style-name="P194">Area Voci Menu Stato Trappola</text:p>
            </text:list-item>
          </text:list>
        </text:list-item>
        <text:list-item>
          <text:p text:style-name="P195">Gestione Aree Coperte</text:p>
          <text:list text:continue-numbering="true">
            <text:list-item>
              <text:p text:style-name="P196">Elenco Aree</text:p>
            </text:list-item>
            <text:list-item>
              <text:p text:style-name="P197">Crea, Modifica</text:p>
            </text:list-item>
          </text:list>
        </text:list-item>
        <text:list-item>
          <text:p text:style-name="P198">Analisi Dati e<text:s/>Reportistica</text:p>
          <text:list text:continue-numbering="true">
            <text:list-item>
              <text:p text:style-name="P199">Visualizza trappole su Mappa</text:p>
            </text:list-item>
            <text:list-item>
              <text:p text:style-name="P200">Visualizza informazioni trappola dalla Mappa</text:p>
            </text:list-item>
            <text:list-item>
              <text:p text:style-name="P201">Visualizza Report/Tabella risultati</text:p>
            </text:list-item>
            <text:list-item>
              <text:p text:style-name="P202">Esportazione risultati</text:p>
            </text:list-item>
            <text:list-item>
              <text:p text:style-name="P203">Cattura immagine</text:p>
            </text:list-item>
          </text:list>
        </text:list-item>
      </text:list>
      <text:h text:style-name="Titolo2" text:outline-level="2">Tecnologia</text:h>
      <text:p text:style-name="Textbody">Linguaggio di sviluppo ActionScript3 su ambiente Adobe AIR<text:line-break/>DataBase SQL-Lite</text:p>
      <text:h text:style-name="Titolo2" text:outline-level="2">Versioni</text:h>
      <text:list text:style-name="WW8Num3">
        <text:list-item>
          <text:p text:style-name="P204">DeskControl Manager<text:line-break/>Comprensiva di tutte le funzioni permette la gestione del sistema</text:p>
        </text:list-item>
        <text:list-item>
          <text:p text:style-name="P205">DeskControl Client<text:line-break/>Versione limitata all'analisi dei dati da fornire a un cliente per la sola visualizzazione dei dati e della reportistica</text:p>
        </text:list-item>
      </text:list>
      <text:p text:style-name="ElencoDati"/>
      <text:p text:style-name="ElencoDati"/>
      <text:p text:style-name="ElencoDati"/>
      <text:p text:style-name="ElencoDati"/>
      <text:h text:style-name="Titolo1" text:outline-level="1">Mobile Application</text:h>
      <text:h text:style-name="Titolo2" text:outline-level="2">Descrizione</text:h>
      <text:p text:style-name="Textbody">L'app realizzata per sistema operativo Android è lo strumento di analisi ed acquisizione dei dati che l'operatore o il tecnico utilizzano durante le attività lavorative.</text:p>
      <text:p text:style-name="Textbody">Consente di identificare e memorizzare i dati ottenuti durante la verifica delle trappole. Questo insieme alla centralizzazione dei dati permette di accelerare notevolmente l'attività lavorativa sia in fase di acquisizione che di analisi.</text:p>
      <text:h text:style-name="Titolo2" text:outline-level="2">Sezioni</text:h>
      <text:h text:style-name="Titolo3" text:outline-level="3">Log-In</text:h>
      <text:p text:style-name="Textbody">Il Log-in è la schermata di accesso all'App e permette di identificare<text:s/>l'utente e la visualizzazione dell'interfaccia a lui dedicata (Tecnico / Operatore).<text:line-break/>Possibilità di memorizzare i dati di accesso.</text:p>
      <text:h text:style-name="Titolo3" text:outline-level="3">Menu Generale</text:h>
      <text:p text:style-name="Textbody">Permette l'accesso alle funzionalità, alle impostazioni e connessioni. Cambia in base al tipo di utente.<text:line-break/>Le voci del menu saranno:</text:p>
      <text:list text:style-name="WW8Num4">
        <text:list-item>
          <text:p text:style-name="P206">Rilevamento Trappola</text:p>
        </text:list-item>
        <text:list-item>
          <text:p text:style-name="ElencoTitoli">Gestione Trappola (solo Tecnico)</text:p>
        </text:list-item>
        <text:list-item>
          <text:p text:style-name="ElencoTitoli">Aree Coperte</text:p>
        </text:list-item>
        <text:list-item>
          <text:p text:style-name="ElencoTitoli">Invio Dati</text:p>
        </text:list-item>
        <text:list-item>
          <text:p text:style-name="ElencoTitoli">Opzioni</text:p>
        </text:list-item>
        <text:list-item>
          <text:p text:style-name="ElencoTitoli">Uscita</text:p>
        </text:list-item>
      </text:list>
      <text:h text:style-name="Titolo3" text:outline-level="3">Rilevamento Trappola</text:h>
      <text:p text:style-name="Textbody">Si tratta della funzione principale perché è dedicata all'attività di rilevamento e reportistica delle trappole da parte degli operatori.</text:p>
      <text:p text:style-name="Textbody">Richiede inizialmente di identificare la trappola tramite la fotocamera dello Smartphone che legge un QR code posizionato sul contenitore.<text:line-break/>Successivamente viene presentato l'elenco delle informazioni da rilevare durante il controllo della trappola; queste possono essere aggiornate rapidamente tramite dei menu a scelta multipla.<text:line-break/>E' anche possibile scattare una foto della trappola da allegare al report di controllo.</text:p>
      <text:p text:style-name="Textbody">Alla fine dell'intervento l'operatore può decidere se inviare i dati immediatamente, oppure se salvarli localmente per un successivo invio di tutto il materiale.</text:p>
      <text:h text:style-name="Titolo3" text:outline-level="3">Gestione Trappole (solo Tecnico)</text:h>
      <text:p text:style-name="Textbody">Questa sezione è dedicata agli utenti che si occupano della manutenzione completa. Permette di aggiungere, riposizionare, rimuovere o modificare le Trappole.</text:p>
      <text:p text:style-name="Textbody">Il Tecnico avrà un'interfaccia con la possibilità di inserire e modificare molte più informazioni su una trappola. Quando si trova in un'ambiente aperto è possibile geolocalizzare la trappola cosi da permettere un rapida modifica nel posizionamento o l'aggiunta di nuovi elementi.</text:p>
      <text:h text:style-name="Titolo3" text:outline-level="3">Aree Coperte</text:h>
      <text:p text:style-name="Textbody">Questa sezione è uno strumento di supporto all'operatore per facilitare l'attività all'interno di aree senza copertura GPS.</text:p>
      <text:p text:style-name="Textbody">Permette all'utente di trovare rapidamente la posizione delle Trappole all'interno di edifici o aree non coperte da segnale GPS attraverso la visualizzazione delle posizioni su mappa.</text:p>
      <text:p text:style-name="Textbody">Le mappe saranno delle immagini (JPG/PNG) di planimetrie caricate nel sistema e sulle quali sono visualizzate come icone le trappole.</text:p>
      <text:p text:style-name="Textbody"/>
      <text:h text:style-name="Titolo3" text:outline-level="3">Invio Dati</text:h>
      <text:p text:style-name="Textbody">Inizia la procedura di invio dei dati raccolti durante la giornata lavorativa o in aree senza copertura di rete. Questo è particolarmente utile per effettuare un solo invio dei dati, sfruttando ad esempio la rete WiFi dell'ufficio a fine giornata invece che<text:s/>la linea dati del cellulare.</text:p>
      <text:h text:style-name="Titolo3" text:outline-level="3">Opzioni</text:h>
      <text:p text:style-name="Textbody">Permette di modificare le impostazioni dell'applicazione per personalizzazioni.</text:p>
      <text:list text:style-name="LFO25" text:continue-numbering="true">
        <text:list-item>
          <text:p text:style-name="P207">Tipo invio dati ( ogni operazione / tutte le operazioni )</text:p>
        </text:list-item>
        <text:list-item>
          <text:p text:style-name="P208">Dimensione Testo</text:p>
        </text:list-item>
        <text:list-item>
          <text:p text:style-name="P209">Cancella Dati Locali</text:p>
        </text:list-item>
      </text:list>
      <text:h text:style-name="Titolo3" text:outline-level="3">Uscita</text:h>
      <text:p text:style-name="Textbody">E' direttamente un pulsante che<text:s/>permette di uscire dall'applicazione.<text:line-break/>Nel caso siano presenti dati non inviati un promemoria metterà in allerta l'utente sulla necessità di inviarli quando possibile.</text:p>
      <text:p text:style-name="Textbody">Se non si effettua l'invio dei dati al successivo riavvio dell'applicazione un promemoria<text:s/>avviserà l'utente di effettuare l'operazione.</text:p>
      <text:h text:style-name="Titolo2" text:outline-level="2">Funzioni</text:h>
      <text:list text:style-name="LFO26" text:continue-numbering="true">
        <text:list-item>
          <text:p text:style-name="P210">Autenticazione utente</text:p>
        </text:list-item>
        <text:list-item>
          <text:p text:style-name="P211">Lettura QR Code</text:p>
        </text:list-item>
        <text:list-item>
          <text:p text:style-name="P212">Inserimento informazioni</text:p>
        </text:list-item>
        <text:list-item>
          <text:p text:style-name="P213">Visualizzazione Mappa territorio</text:p>
        </text:list-item>
        <text:list-item>
          <text:p text:style-name="P214">Visualizzazione Planimetrie</text:p>
        </text:list-item>
        <text:list-item>
          <text:p text:style-name="P215">Scatto Fotografico</text:p>
        </text:list-item>
        <text:list-item>
          <text:p text:style-name="P216">Rilevamento GPS</text:p>
        </text:list-item>
        <text:list-item>
          <text:p text:style-name="P217">Salvataggio locale dati</text:p>
        </text:list-item>
        <text:list-item>
          <text:p text:style-name="P218">Invio Dati</text:p>
        </text:list-item>
      </text:list>
      <text:h text:style-name="Titolo2" text:outline-level="2">Tecnologia</text:h>
      <text:p text:style-name="Textbody">Linguaggio di sviluppo ActionScript3, pubblicazione su piattaforma Android<text:line-break/>DataBase SQL-Lite</text:p>
      <text:h text:style-name="Titolo2" text:outline-level="2">Versioni</text:h>
      <text:p text:style-name="Textbody">Versione unica dell'applicazione con doppia interfaccia che viene impostata in base all'utente e alle sue impostazioni lato serv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weight-complex="bold" fo:font-size="16pt" style:font-size-asian="16pt" style:font-size-complex="16pt" fo:hyphenate="false"/>
    </style:style>
    <style:style style:name="Titolo2" style:display-name="Titolo 2" style:family="paragraph" style:parent-style-name="Heading" style:next-style-name="Textbody" style:default-outline-level="2">
      <style:paragraph-properties fo:text-align="start" fo:margin-top="0.1256in" fo:margin-bottom="0.043in"/>
      <style:text-properties style:font-weight-complex="bold" fo:font-style="italic" style:font-style-asian="italic" style:font-style-complex="italic" fo:font-size="14pt" style:font-size-asian="14pt" fo:hyphenate="false"/>
    </style:style>
    <style:style style:name="Titolo3" style:display-name="Titolo 3" style:family="paragraph" style:parent-style-name="Heading" style:next-style-name="Textbody" style:default-outline-level="3">
      <style:paragraph-properties fo:text-align="start" fo:margin-top="0.1256in" fo:margin-bottom="0.0826in"/>
      <style:text-properties fo:font-weight="normal" style:font-weight-asian="normal" style:font-weight-complex="bold" fo:font-style="italic" style:font-style-asian="italic" fo:font-size="14pt" style:font-size-asian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="Arial" fo:font-weight="bold" style:font-weight-asian="bold" fo:font-size="20pt" style:font-size-asian="20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Arial" style:font-name-complex="Arial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lencoDati" style:display-name="Elenco Dati" style:family="paragraph" style:parent-style-name="Textbody">
      <style:paragraph-properties fo:margin-bottom="0in"/>
      <style:text-properties fo:hyphenate="false"/>
    </style:style>
    <style:style style:name="ElencoTitoli" style:display-name="Elenco Titoli" style:family="paragraph" style:parent-style-name="ElencoDati" style:list-style-name="WW8Num4">
      <style:text-properties fo:font-style="italic" style:font-style-asian="italic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OpenSymbol, 'Arial Unicode MS'"/>
    </style:style>
    <style:style style:name="WW8Num2z1" style:display-name="WW8Num2z1" style:family="text">
      <style:text-properties style:font-name="OpenSymbol, 'Arial Unicode MS'" style:font-name-complex="OpenSymbol, 'Arial Unicode MS'"/>
    </style:style>
    <style:style style:name="WW8Num3z0" style:display-name="WW8Num3z0" style:family="text">
      <style:text-properties style:font-name="Symbol" style:font-name-complex="OpenSymbol, 'Arial Unicode MS'"/>
    </style:style>
    <style:style style:name="WW8Num3z1" style:display-name="WW8Num3z1" style:family="text">
      <style:text-properties style:font-name="OpenSymbol, 'Arial Unicode MS'" style:font-name-complex="OpenSymbol, 'Arial Unicode MS'"/>
    </style:style>
    <style:style style:name="WW8Num4z0" style:display-name="WW8Num4z0" style:family="text">
      <style:text-properties style:font-name="Symbol" style:font-name-complex="OpenSymbol, 'Arial Unicode MS'"/>
    </style:style>
    <style:style style:name="WW8Num4z1" style:display-name="WW8Num4z1" style:family="text">
      <style:text-properties style:font-name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2LVL1" style:family="text">
      <style:text-properties style:font-name="StarSymbol" style:font-name-asian="OpenSymbol, 'Arial Unicode MS'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3LVL1" style:family="text">
      <style:text-properties style:font-name="StarSymbol" style:font-name-asian="OpenSymbol, 'Arial Unicode MS'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4LVL1" style:family="text">
      <style:text-properties style:font-name="StarSymbol" style:font-name-asian="OpenSymbol, 'Arial Unicode MS'" style:font-name-complex="OpenSymbol, 'Arial Unicode MS'"/>
    </style: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OpenSymbol, 'Arial Unicode MS'" style:font-name-asian="OpenSymbol, 'Arial Unicode MS'" style:font-name-complex="OpenSymbol, 'Arial Unicode MS'"/>
    </style:style>
    <style:style style:name="WW_CharLFO5LVL2" style:family="text">
      <style:text-properties style:font-name="OpenSymbol, 'Arial Unicode MS'" style:font-name-asian="OpenSymbol, 'Arial Unicode MS'" style:font-name-complex="OpenSymbol, 'Arial Unicode MS'"/>
    </style:style>
    <style:style style:name="WW_CharLFO5LVL3" style:family="text">
      <style:text-properties style:font-name="OpenSymbol, 'Arial Unicode MS'" style:font-name-asian="OpenSymbol, 'Arial Unicode MS'" style:font-name-complex="OpenSymbol, 'Arial Unicode MS'"/>
    </style:style>
    <style:style style:name="WW_CharLFO5LVL4" style:family="text">
      <style:text-properties style:font-name="OpenSymbol, 'Arial Unicode MS'" style:font-name-asian="OpenSymbol, 'Arial Unicode MS'" style:font-name-complex="OpenSymbol, 'Arial Unicode MS'"/>
    </style:style>
    <style:style style:name="WW_CharLFO5LVL5" style:family="text">
      <style:text-properties style:font-name="OpenSymbol, 'Arial Unicode MS'" style:font-name-asian="OpenSymbol, 'Arial Unicode MS'" style:font-name-complex="OpenSymbol, 'Arial Unicode MS'"/>
    </style:style>
    <style:style style:name="WW_CharLFO5LVL6" style:family="text">
      <style:text-properties style:font-name="OpenSymbol, 'Arial Unicode MS'" style:font-name-asian="OpenSymbol, 'Arial Unicode MS'" style:font-name-complex="OpenSymbol, 'Arial Unicode MS'"/>
    </style:style>
    <style:style style:name="WW_CharLFO5LVL7" style:family="text">
      <style:text-properties style:font-name="OpenSymbol, 'Arial Unicode MS'" style:font-name-asian="OpenSymbol, 'Arial Unicode MS'" style:font-name-complex="OpenSymbol, 'Arial Unicode MS'"/>
    </style:style>
    <style:style style:name="WW_CharLFO5LVL8" style:family="text">
      <style:text-properties style:font-name="OpenSymbol, 'Arial Unicode MS'" style:font-name-asian="OpenSymbol, 'Arial Unicode MS'" style:font-name-complex="OpenSymbol, 'Arial Unicode MS'"/>
    </style:style>
    <style:style style:name="WW_CharLFO5LVL9" style:family="text">
      <style:text-properties style:font-name="OpenSymbol, 'Arial Unicode MS'" style:font-name-asian="OpenSymbol, 'Arial Unicode MS'" style:font-name-complex="OpenSymbol, 'Arial Unicode MS'"/>
    </style:style>
    <style:style style:name="WW_CharLFO6LVL1" style:family="text">
      <style:text-properties style:font-name="OpenSymbol, 'Arial Unicode MS'" style:font-name-asian="OpenSymbol, 'Arial Unicode MS'" style:font-name-complex="OpenSymbol, 'Arial Unicode MS'"/>
    </style:style>
    <style:style style:name="WW_CharLFO6LVL2" style:family="text">
      <style:text-properties style:font-name="OpenSymbol, 'Arial Unicode MS'" style:font-name-asian="OpenSymbol, 'Arial Unicode MS'" style:font-name-complex="OpenSymbol, 'Arial Unicode MS'"/>
    </style:style>
    <style:style style:name="WW_CharLFO6LVL3" style:family="text">
      <style:text-properties style:font-name="OpenSymbol, 'Arial Unicode MS'" style:font-name-asian="OpenSymbol, 'Arial Unicode MS'" style:font-name-complex="OpenSymbol, 'Arial Unicode MS'"/>
    </style:style>
    <style:style style:name="WW_CharLFO6LVL4" style:family="text">
      <style:text-properties style:font-name="OpenSymbol, 'Arial Unicode MS'" style:font-name-asian="OpenSymbol, 'Arial Unicode MS'" style:font-name-complex="OpenSymbol, 'Arial Unicode MS'"/>
    </style:style>
    <style:style style:name="WW_CharLFO6LVL5" style:family="text">
      <style:text-properties style:font-name="OpenSymbol, 'Arial Unicode MS'" style:font-name-asian="OpenSymbol, 'Arial Unicode MS'" style:font-name-complex="OpenSymbol, 'Arial Unicode MS'"/>
    </style:style>
    <style:style style:name="WW_CharLFO6LVL6" style:family="text">
      <style:text-properties style:font-name="OpenSymbol, 'Arial Unicode MS'" style:font-name-asian="OpenSymbol, 'Arial Unicode MS'" style:font-name-complex="OpenSymbol, 'Arial Unicode MS'"/>
    </style:style>
    <style:style style:name="WW_CharLFO6LVL7" style:family="text">
      <style:text-properties style:font-name="OpenSymbol, 'Arial Unicode MS'" style:font-name-asian="OpenSymbol, 'Arial Unicode MS'" style:font-name-complex="OpenSymbol, 'Arial Unicode MS'"/>
    </style:style>
    <style:style style:name="WW_CharLFO6LVL8" style:family="text">
      <style:text-properties style:font-name="OpenSymbol, 'Arial Unicode MS'" style:font-name-asian="OpenSymbol, 'Arial Unicode MS'" style:font-name-complex="OpenSymbol, 'Arial Unicode MS'"/>
    </style:style>
    <style:style style:name="WW_CharLFO6LVL9" style:family="text">
      <style:text-properties style:font-name="OpenSymbol, 'Arial Unicode MS'" style:font-name-asian="OpenSymbol, 'Arial Unicode MS'" style:font-name-complex="OpenSymbol, 'Arial Unicode MS'"/>
    </style:style>
    <style:style style:name="WW_CharLFO7LVL1" style:family="text">
      <style:text-properties style:font-name="OpenSymbol, 'Arial Unicode MS'" style:font-name-asian="OpenSymbol, 'Arial Unicode MS'" style:font-name-complex="OpenSymbol, 'Arial Unicode MS'"/>
    </style:style>
    <style:style style:name="WW_CharLFO7LVL2" style:family="text">
      <style:text-properties style:font-name="OpenSymbol, 'Arial Unicode MS'" style:font-name-asian="OpenSymbol, 'Arial Unicode MS'" style:font-name-complex="OpenSymbol, 'Arial Unicode MS'"/>
    </style:style>
    <style:style style:name="WW_CharLFO7LVL3" style:family="text">
      <style:text-properties style:font-name="OpenSymbol, 'Arial Unicode MS'" style:font-name-asian="OpenSymbol, 'Arial Unicode MS'" style:font-name-complex="OpenSymbol, 'Arial Unicode MS'"/>
    </style:style>
    <style:style style:name="WW_CharLFO7LVL4" style:family="text">
      <style:text-properties style:font-name="OpenSymbol, 'Arial Unicode MS'" style:font-name-asian="OpenSymbol, 'Arial Unicode MS'" style:font-name-complex="OpenSymbol, 'Arial Unicode MS'"/>
    </style:style>
    <style:style style:name="WW_CharLFO7LVL5" style:family="text">
      <style:text-properties style:font-name="OpenSymbol, 'Arial Unicode MS'" style:font-name-asian="OpenSymbol, 'Arial Unicode MS'" style:font-name-complex="OpenSymbol, 'Arial Unicode MS'"/>
    </style:style>
    <style:style style:name="WW_CharLFO7LVL6" style:family="text">
      <style:text-properties style:font-name="OpenSymbol, 'Arial Unicode MS'" style:font-name-asian="OpenSymbol, 'Arial Unicode MS'" style:font-name-complex="OpenSymbol, 'Arial Unicode MS'"/>
    </style:style>
    <style:style style:name="WW_CharLFO7LVL7" style:family="text">
      <style:text-properties style:font-name="OpenSymbol, 'Arial Unicode MS'" style:font-name-asian="OpenSymbol, 'Arial Unicode MS'" style:font-name-complex="OpenSymbol, 'Arial Unicode MS'"/>
    </style:style>
    <style:style style:name="WW_CharLFO7LVL8" style:family="text">
      <style:text-properties style:font-name="OpenSymbol, 'Arial Unicode MS'" style:font-name-asian="OpenSymbol, 'Arial Unicode MS'" style:font-name-complex="OpenSymbol, 'Arial Unicode MS'"/>
    </style:style>
    <style:style style:name="WW_CharLFO7LVL9" style:family="text">
      <style:text-properties style:font-name="OpenSymbol, 'Arial Unicode MS'" style:font-name-asian="OpenSymbol, 'Arial Unicode MS'" style:font-name-complex="OpenSymbol, 'Arial Unicode MS'"/>
    </style:style>
    <style:style style:name="WW_CharLFO8LVL1" style:family="text">
      <style:text-properties style:font-name="OpenSymbol, 'Arial Unicode MS'" style:font-name-asian="OpenSymbol, 'Arial Unicode MS'" style:font-name-complex="OpenSymbol, 'Arial Unicode MS'"/>
    </style:style>
    <style:style style:name="WW_CharLFO8LVL2" style:family="text">
      <style:text-properties style:font-name="OpenSymbol, 'Arial Unicode MS'" style:font-name-asian="OpenSymbol, 'Arial Unicode MS'" style:font-name-complex="OpenSymbol, 'Arial Unicode MS'"/>
    </style:style>
    <style:style style:name="WW_CharLFO8LVL3" style:family="text">
      <style:text-properties style:font-name="OpenSymbol, 'Arial Unicode MS'" style:font-name-asian="OpenSymbol, 'Arial Unicode MS'" style:font-name-complex="OpenSymbol, 'Arial Unicode MS'"/>
    </style:style>
    <style:style style:name="WW_CharLFO8LVL4" style:family="text">
      <style:text-properties style:font-name="OpenSymbol, 'Arial Unicode MS'" style:font-name-asian="OpenSymbol, 'Arial Unicode MS'" style:font-name-complex="OpenSymbol, 'Arial Unicode MS'"/>
    </style:style>
    <style:style style:name="WW_CharLFO8LVL5" style:family="text">
      <style:text-properties style:font-name="OpenSymbol, 'Arial Unicode MS'" style:font-name-asian="OpenSymbol, 'Arial Unicode MS'" style:font-name-complex="OpenSymbol, 'Arial Unicode MS'"/>
    </style:style>
    <style:style style:name="WW_CharLFO8LVL6" style:family="text">
      <style:text-properties style:font-name="OpenSymbol, 'Arial Unicode MS'" style:font-name-asian="OpenSymbol, 'Arial Unicode MS'" style:font-name-complex="OpenSymbol, 'Arial Unicode MS'"/>
    </style:style>
    <style:style style:name="WW_CharLFO8LVL7" style:family="text">
      <style:text-properties style:font-name="OpenSymbol, 'Arial Unicode MS'" style:font-name-asian="OpenSymbol, 'Arial Unicode MS'" style:font-name-complex="OpenSymbol, 'Arial Unicode MS'"/>
    </style:style>
    <style:style style:name="WW_CharLFO8LVL8" style:family="text">
      <style:text-properties style:font-name="OpenSymbol, 'Arial Unicode MS'" style:font-name-asian="OpenSymbol, 'Arial Unicode MS'" style:font-name-complex="OpenSymbol, 'Arial Unicode MS'"/>
    </style:style>
    <style:style style:name="WW_CharLFO8LVL9" style:family="text">
      <style:text-properties style:font-name="OpenSymbol, 'Arial Unicode MS'" style:font-name-asian="OpenSymbol, 'Arial Unicode MS'" style:font-name-complex="OpenSymbol, 'Arial Unicode MS'"/>
    </style:style>
    <style:style style:name="WW_CharLFO9LVL1" style:family="text">
      <style:text-properties style:font-name="OpenSymbol, 'Arial Unicode MS'" style:font-name-asian="OpenSymbol, 'Arial Unicode MS'" style:font-name-complex="OpenSymbol, 'Arial Unicode MS'"/>
    </style:style>
    <style:style style:name="WW_CharLFO9LVL2" style:family="text">
      <style:text-properties style:font-name="OpenSymbol, 'Arial Unicode MS'" style:font-name-asian="OpenSymbol, 'Arial Unicode MS'" style:font-name-complex="OpenSymbol, 'Arial Unicode MS'"/>
    </style:style>
    <style:style style:name="WW_CharLFO9LVL3" style:family="text">
      <style:text-properties style:font-name="OpenSymbol, 'Arial Unicode MS'" style:font-name-asian="OpenSymbol, 'Arial Unicode MS'" style:font-name-complex="OpenSymbol, 'Arial Unicode MS'"/>
    </style:style>
    <style:style style:name="WW_CharLFO9LVL4" style:family="text">
      <style:text-properties style:font-name="OpenSymbol, 'Arial Unicode MS'" style:font-name-asian="OpenSymbol, 'Arial Unicode MS'" style:font-name-complex="OpenSymbol, 'Arial Unicode MS'"/>
    </style:style>
    <style:style style:name="WW_CharLFO9LVL5" style:family="text">
      <style:text-properties style:font-name="OpenSymbol, 'Arial Unicode MS'" style:font-name-asian="OpenSymbol, 'Arial Unicode MS'" style:font-name-complex="OpenSymbol, 'Arial Unicode MS'"/>
    </style:style>
    <style:style style:name="WW_CharLFO9LVL6" style:family="text">
      <style:text-properties style:font-name="OpenSymbol, 'Arial Unicode MS'" style:font-name-asian="OpenSymbol, 'Arial Unicode MS'" style:font-name-complex="OpenSymbol, 'Arial Unicode MS'"/>
    </style:style>
    <style:style style:name="WW_CharLFO9LVL7" style:family="text">
      <style:text-properties style:font-name="OpenSymbol, 'Arial Unicode MS'" style:font-name-asian="OpenSymbol, 'Arial Unicode MS'" style:font-name-complex="OpenSymbol, 'Arial Unicode MS'"/>
    </style:style>
    <style:style style:name="WW_CharLFO9LVL8" style:family="text">
      <style:text-properties style:font-name="OpenSymbol, 'Arial Unicode MS'" style:font-name-asian="OpenSymbol, 'Arial Unicode MS'" style:font-name-complex="OpenSymbol, 'Arial Unicode MS'"/>
    </style:style>
    <style:style style:name="WW_CharLFO9LVL9" style:family="text">
      <style:text-properties style:font-name="OpenSymbol, 'Arial Unicode MS'" style:font-name-asian="OpenSymbol, 'Arial Unicode MS'" style:font-name-complex="OpenSymbol, 'Arial Unicode MS'"/>
    </style:style>
    <style:style style:name="WW_CharLFO10LVL1" style:family="text">
      <style:text-properties style:font-name="OpenSymbol, 'Arial Unicode MS'" style:font-name-asian="OpenSymbol, 'Arial Unicode MS'" style:font-name-complex="OpenSymbol, 'Arial Unicode MS'"/>
    </style:style>
    <style:style style:name="WW_CharLFO10LVL2" style:family="text">
      <style:text-properties style:font-name="OpenSymbol, 'Arial Unicode MS'" style:font-name-asian="OpenSymbol, 'Arial Unicode MS'" style:font-name-complex="OpenSymbol, 'Arial Unicode MS'"/>
    </style:style>
    <style:style style:name="WW_CharLFO10LVL3" style:family="text">
      <style:text-properties style:font-name="OpenSymbol, 'Arial Unicode MS'" style:font-name-asian="OpenSymbol, 'Arial Unicode MS'" style:font-name-complex="OpenSymbol, 'Arial Unicode MS'"/>
    </style:style>
    <style:style style:name="WW_CharLFO10LVL4" style:family="text">
      <style:text-properties style:font-name="OpenSymbol, 'Arial Unicode MS'" style:font-name-asian="OpenSymbol, 'Arial Unicode MS'" style:font-name-complex="OpenSymbol, 'Arial Unicode MS'"/>
    </style:style>
    <style:style style:name="WW_CharLFO10LVL5" style:family="text">
      <style:text-properties style:font-name="OpenSymbol, 'Arial Unicode MS'" style:font-name-asian="OpenSymbol, 'Arial Unicode MS'" style:font-name-complex="OpenSymbol, 'Arial Unicode MS'"/>
    </style:style>
    <style:style style:name="WW_CharLFO10LVL6" style:family="text">
      <style:text-properties style:font-name="OpenSymbol, 'Arial Unicode MS'" style:font-name-asian="OpenSymbol, 'Arial Unicode MS'" style:font-name-complex="OpenSymbol, 'Arial Unicode MS'"/>
    </style:style>
    <style:style style:name="WW_CharLFO10LVL7" style:family="text">
      <style:text-properties style:font-name="OpenSymbol, 'Arial Unicode MS'" style:font-name-asian="OpenSymbol, 'Arial Unicode MS'" style:font-name-complex="OpenSymbol, 'Arial Unicode MS'"/>
    </style:style>
    <style:style style:name="WW_CharLFO10LVL8" style:family="text">
      <style:text-properties style:font-name="OpenSymbol, 'Arial Unicode MS'" style:font-name-asian="OpenSymbol, 'Arial Unicode MS'" style:font-name-complex="OpenSymbol, 'Arial Unicode MS'"/>
    </style:style>
    <style:style style:name="WW_CharLFO10LVL9" style:family="text">
      <style:text-properties style:font-name="OpenSymbol, 'Arial Unicode MS'" style:font-name-asian="OpenSymbol, 'Arial Unicode MS'" style:font-name-complex="OpenSymbol, 'Arial Unicode MS'"/>
    </style:style>
    <style:style style:name="WW_CharLFO11LVL1" style:family="text">
      <style:text-properties style:font-name="OpenSymbol, 'Arial Unicode MS'" style:font-name-asian="OpenSymbol, 'Arial Unicode MS'" style:font-name-complex="OpenSymbol, 'Arial Unicode MS'"/>
    </style:style>
    <style:style style:name="WW_CharLFO11LVL2" style:family="text">
      <style:text-properties style:font-name="OpenSymbol, 'Arial Unicode MS'" style:font-name-asian="OpenSymbol, 'Arial Unicode MS'" style:font-name-complex="OpenSymbol, 'Arial Unicode MS'"/>
    </style:style>
    <style:style style:name="WW_CharLFO11LVL3" style:family="text">
      <style:text-properties style:font-name="OpenSymbol, 'Arial Unicode MS'" style:font-name-asian="OpenSymbol, 'Arial Unicode MS'" style:font-name-complex="OpenSymbol, 'Arial Unicode MS'"/>
    </style:style>
    <style:style style:name="WW_CharLFO11LVL4" style:family="text">
      <style:text-properties style:font-name="OpenSymbol, 'Arial Unicode MS'" style:font-name-asian="OpenSymbol, 'Arial Unicode MS'" style:font-name-complex="OpenSymbol, 'Arial Unicode MS'"/>
    </style:style>
    <style:style style:name="WW_CharLFO11LVL5" style:family="text">
      <style:text-properties style:font-name="OpenSymbol, 'Arial Unicode MS'" style:font-name-asian="OpenSymbol, 'Arial Unicode MS'" style:font-name-complex="OpenSymbol, 'Arial Unicode MS'"/>
    </style:style>
    <style:style style:name="WW_CharLFO11LVL6" style:family="text">
      <style:text-properties style:font-name="OpenSymbol, 'Arial Unicode MS'" style:font-name-asian="OpenSymbol, 'Arial Unicode MS'" style:font-name-complex="OpenSymbol, 'Arial Unicode MS'"/>
    </style:style>
    <style:style style:name="WW_CharLFO11LVL7" style:family="text">
      <style:text-properties style:font-name="OpenSymbol, 'Arial Unicode MS'" style:font-name-asian="OpenSymbol, 'Arial Unicode MS'" style:font-name-complex="OpenSymbol, 'Arial Unicode MS'"/>
    </style:style>
    <style:style style:name="WW_CharLFO11LVL8" style:family="text">
      <style:text-properties style:font-name="OpenSymbol, 'Arial Unicode MS'" style:font-name-asian="OpenSymbol, 'Arial Unicode MS'" style:font-name-complex="OpenSymbol, 'Arial Unicode MS'"/>
    </style:style>
    <style:style style:name="WW_CharLFO11LVL9" style:family="text">
      <style:text-properties style:font-name="OpenSymbol, 'Arial Unicode MS'" style:font-name-asian="OpenSymbol, 'Arial Unicode MS'" style:font-name-complex="OpenSymbol, 'Arial Unicode MS'"/>
    </style:style>
    <style:style style:name="WW_CharLFO12LVL1" style:family="text">
      <style:text-properties style:font-name="OpenSymbol, 'Arial Unicode MS'" style:font-name-asian="OpenSymbol, 'Arial Unicode MS'" style:font-name-complex="OpenSymbol, 'Arial Unicode MS'"/>
    </style:style>
    <style:style style:name="WW_CharLFO12LVL2" style:family="text">
      <style:text-properties style:font-name="OpenSymbol, 'Arial Unicode MS'" style:font-name-asian="OpenSymbol, 'Arial Unicode MS'" style:font-name-complex="OpenSymbol, 'Arial Unicode MS'"/>
    </style:style>
    <style:style style:name="WW_CharLFO12LVL3" style:family="text">
      <style:text-properties style:font-name="OpenSymbol, 'Arial Unicode MS'" style:font-name-asian="OpenSymbol, 'Arial Unicode MS'" style:font-name-complex="OpenSymbol, 'Arial Unicode MS'"/>
    </style:style>
    <style:style style:name="WW_CharLFO12LVL4" style:family="text">
      <style:text-properties style:font-name="OpenSymbol, 'Arial Unicode MS'" style:font-name-asian="OpenSymbol, 'Arial Unicode MS'" style:font-name-complex="OpenSymbol, 'Arial Unicode MS'"/>
    </style:style>
    <style:style style:name="WW_CharLFO12LVL5" style:family="text">
      <style:text-properties style:font-name="OpenSymbol, 'Arial Unicode MS'" style:font-name-asian="OpenSymbol, 'Arial Unicode MS'" style:font-name-complex="OpenSymbol, 'Arial Unicode MS'"/>
    </style:style>
    <style:style style:name="WW_CharLFO12LVL6" style:family="text">
      <style:text-properties style:font-name="OpenSymbol, 'Arial Unicode MS'" style:font-name-asian="OpenSymbol, 'Arial Unicode MS'" style:font-name-complex="OpenSymbol, 'Arial Unicode MS'"/>
    </style:style>
    <style:style style:name="WW_CharLFO12LVL7" style:family="text">
      <style:text-properties style:font-name="OpenSymbol, 'Arial Unicode MS'" style:font-name-asian="OpenSymbol, 'Arial Unicode MS'" style:font-name-complex="OpenSymbol, 'Arial Unicode MS'"/>
    </style:style>
    <style:style style:name="WW_CharLFO12LVL8" style:family="text">
      <style:text-properties style:font-name="OpenSymbol, 'Arial Unicode MS'" style:font-name-asian="OpenSymbol, 'Arial Unicode MS'" style:font-name-complex="OpenSymbol, 'Arial Unicode MS'"/>
    </style:style>
    <style:style style:name="WW_CharLFO12LVL9" style:family="text">
      <style:text-properties style:font-name="OpenSymbol, 'Arial Unicode MS'" style:font-name-asian="OpenSymbol, 'Arial Unicode MS'" style:font-name-complex="OpenSymbol, 'Arial Unicode MS'"/>
    </style:style>
    <style:style style:name="WW_CharLFO13LVL1" style:family="text">
      <style:text-properties style:font-name="OpenSymbol, 'Arial Unicode MS'" style:font-name-asian="OpenSymbol, 'Arial Unicode MS'" style:font-name-complex="OpenSymbol, 'Arial Unicode MS'"/>
    </style:style>
    <style:style style:name="WW_CharLFO13LVL2" style:family="text">
      <style:text-properties style:font-name="OpenSymbol, 'Arial Unicode MS'" style:font-name-asian="OpenSymbol, 'Arial Unicode MS'" style:font-name-complex="OpenSymbol, 'Arial Unicode MS'"/>
    </style:style>
    <style:style style:name="WW_CharLFO13LVL3" style:family="text">
      <style:text-properties style:font-name="OpenSymbol, 'Arial Unicode MS'" style:font-name-asian="OpenSymbol, 'Arial Unicode MS'" style:font-name-complex="OpenSymbol, 'Arial Unicode MS'"/>
    </style:style>
    <style:style style:name="WW_CharLFO13LVL4" style:family="text">
      <style:text-properties style:font-name="OpenSymbol, 'Arial Unicode MS'" style:font-name-asian="OpenSymbol, 'Arial Unicode MS'" style:font-name-complex="OpenSymbol, 'Arial Unicode MS'"/>
    </style:style>
    <style:style style:name="WW_CharLFO13LVL5" style:family="text">
      <style:text-properties style:font-name="OpenSymbol, 'Arial Unicode MS'" style:font-name-asian="OpenSymbol, 'Arial Unicode MS'" style:font-name-complex="OpenSymbol, 'Arial Unicode MS'"/>
    </style:style>
    <style:style style:name="WW_CharLFO13LVL6" style:family="text">
      <style:text-properties style:font-name="OpenSymbol, 'Arial Unicode MS'" style:font-name-asian="OpenSymbol, 'Arial Unicode MS'" style:font-name-complex="OpenSymbol, 'Arial Unicode MS'"/>
    </style:style>
    <style:style style:name="WW_CharLFO13LVL7" style:family="text">
      <style:text-properties style:font-name="OpenSymbol, 'Arial Unicode MS'" style:font-name-asian="OpenSymbol, 'Arial Unicode MS'" style:font-name-complex="OpenSymbol, 'Arial Unicode MS'"/>
    </style:style>
    <style:style style:name="WW_CharLFO13LVL8" style:family="text">
      <style:text-properties style:font-name="OpenSymbol, 'Arial Unicode MS'" style:font-name-asian="OpenSymbol, 'Arial Unicode MS'" style:font-name-complex="OpenSymbol, 'Arial Unicode MS'"/>
    </style:style>
    <style:style style:name="WW_CharLFO13LVL9" style:family="text">
      <style:text-properties style:font-name="OpenSymbol, 'Arial Unicode MS'" style:font-name-asian="OpenSymbol, 'Arial Unicode MS'" style:font-name-complex="OpenSymbol, 'Arial Unicode MS'"/>
    </style:style>
    <style:style style:name="WW_CharLFO14LVL1" style:family="text">
      <style:text-properties style:font-name="OpenSymbol, 'Arial Unicode MS'" style:font-name-asian="OpenSymbol, 'Arial Unicode MS'" style:font-name-complex="OpenSymbol, 'Arial Unicode MS'"/>
    </style:style>
    <style:style style:name="WW_CharLFO14LVL2" style:family="text">
      <style:text-properties style:font-name="OpenSymbol, 'Arial Unicode MS'" style:font-name-asian="OpenSymbol, 'Arial Unicode MS'" style:font-name-complex="OpenSymbol, 'Arial Unicode MS'"/>
    </style:style>
    <style:style style:name="WW_CharLFO14LVL3" style:family="text">
      <style:text-properties style:font-name="OpenSymbol, 'Arial Unicode MS'" style:font-name-asian="OpenSymbol, 'Arial Unicode MS'" style:font-name-complex="OpenSymbol, 'Arial Unicode MS'"/>
    </style:style>
    <style:style style:name="WW_CharLFO14LVL4" style:family="text">
      <style:text-properties style:font-name="OpenSymbol, 'Arial Unicode MS'" style:font-name-asian="OpenSymbol, 'Arial Unicode MS'" style:font-name-complex="OpenSymbol, 'Arial Unicode MS'"/>
    </style:style>
    <style:style style:name="WW_CharLFO14LVL5" style:family="text">
      <style:text-properties style:font-name="OpenSymbol, 'Arial Unicode MS'" style:font-name-asian="OpenSymbol, 'Arial Unicode MS'" style:font-name-complex="OpenSymbol, 'Arial Unicode MS'"/>
    </style:style>
    <style:style style:name="WW_CharLFO14LVL6" style:family="text">
      <style:text-properties style:font-name="OpenSymbol, 'Arial Unicode MS'" style:font-name-asian="OpenSymbol, 'Arial Unicode MS'" style:font-name-complex="OpenSymbol, 'Arial Unicode MS'"/>
    </style:style>
    <style:style style:name="WW_CharLFO14LVL7" style:family="text">
      <style:text-properties style:font-name="OpenSymbol, 'Arial Unicode MS'" style:font-name-asian="OpenSymbol, 'Arial Unicode MS'" style:font-name-complex="OpenSymbol, 'Arial Unicode MS'"/>
    </style:style>
    <style:style style:name="WW_CharLFO14LVL8" style:family="text">
      <style:text-properties style:font-name="OpenSymbol, 'Arial Unicode MS'" style:font-name-asian="OpenSymbol, 'Arial Unicode MS'" style:font-name-complex="OpenSymbol, 'Arial Unicode MS'"/>
    </style:style>
    <style:style style:name="WW_CharLFO14LVL9" style:family="text">
      <style:text-properties style:font-name="OpenSymbol, 'Arial Unicode MS'" style:font-name-asian="OpenSymbol, 'Arial Unicode MS'" style:font-name-complex="OpenSymbol, 'Arial Unicode MS'"/>
    </style:style>
    <style:style style:name="WW_CharLFO15LVL1" style:family="text">
      <style:text-properties style:font-name="OpenSymbol, 'Arial Unicode MS'" style:font-name-asian="OpenSymbol, 'Arial Unicode MS'" style:font-name-complex="OpenSymbol, 'Arial Unicode MS'"/>
    </style:style>
    <style:style style:name="WW_CharLFO15LVL2" style:family="text">
      <style:text-properties style:font-name="OpenSymbol, 'Arial Unicode MS'" style:font-name-asian="OpenSymbol, 'Arial Unicode MS'" style:font-name-complex="OpenSymbol, 'Arial Unicode MS'"/>
    </style:style>
    <style:style style:name="WW_CharLFO15LVL3" style:family="text">
      <style:text-properties style:font-name="OpenSymbol, 'Arial Unicode MS'" style:font-name-asian="OpenSymbol, 'Arial Unicode MS'" style:font-name-complex="OpenSymbol, 'Arial Unicode MS'"/>
    </style:style>
    <style:style style:name="WW_CharLFO15LVL4" style:family="text">
      <style:text-properties style:font-name="OpenSymbol, 'Arial Unicode MS'" style:font-name-asian="OpenSymbol, 'Arial Unicode MS'" style:font-name-complex="OpenSymbol, 'Arial Unicode MS'"/>
    </style:style>
    <style:style style:name="WW_CharLFO15LVL5" style:family="text">
      <style:text-properties style:font-name="OpenSymbol, 'Arial Unicode MS'" style:font-name-asian="OpenSymbol, 'Arial Unicode MS'" style:font-name-complex="OpenSymbol, 'Arial Unicode MS'"/>
    </style:style>
    <style:style style:name="WW_CharLFO15LVL6" style:family="text">
      <style:text-properties style:font-name="OpenSymbol, 'Arial Unicode MS'" style:font-name-asian="OpenSymbol, 'Arial Unicode MS'" style:font-name-complex="OpenSymbol, 'Arial Unicode MS'"/>
    </style:style>
    <style:style style:name="WW_CharLFO15LVL7" style:family="text">
      <style:text-properties style:font-name="OpenSymbol, 'Arial Unicode MS'" style:font-name-asian="OpenSymbol, 'Arial Unicode MS'" style:font-name-complex="OpenSymbol, 'Arial Unicode MS'"/>
    </style:style>
    <style:style style:name="WW_CharLFO15LVL8" style:family="text">
      <style:text-properties style:font-name="OpenSymbol, 'Arial Unicode MS'" style:font-name-asian="OpenSymbol, 'Arial Unicode MS'" style:font-name-complex="OpenSymbol, 'Arial Unicode MS'"/>
    </style:style>
    <style:style style:name="WW_CharLFO15LVL9" style:family="text">
      <style:text-properties style:font-name="OpenSymbol, 'Arial Unicode MS'" style:font-name-asian="OpenSymbol, 'Arial Unicode MS'" style:font-name-complex="OpenSymbol, 'Arial Unicode MS'"/>
    </style:style>
    <style:style style:name="WW_CharLFO16LVL1" style:family="text">
      <style:text-properties style:font-name="OpenSymbol, 'Arial Unicode MS'" style:font-name-asian="OpenSymbol, 'Arial Unicode MS'" style:font-name-complex="OpenSymbol, 'Arial Unicode MS'"/>
    </style:style>
    <style:style style:name="WW_CharLFO16LVL2" style:family="text">
      <style:text-properties style:font-name="OpenSymbol, 'Arial Unicode MS'" style:font-name-asian="OpenSymbol, 'Arial Unicode MS'" style:font-name-complex="OpenSymbol, 'Arial Unicode MS'"/>
    </style:style>
    <style:style style:name="WW_CharLFO16LVL3" style:family="text">
      <style:text-properties style:font-name="OpenSymbol, 'Arial Unicode MS'" style:font-name-asian="OpenSymbol, 'Arial Unicode MS'" style:font-name-complex="OpenSymbol, 'Arial Unicode MS'"/>
    </style:style>
    <style:style style:name="WW_CharLFO16LVL4" style:family="text">
      <style:text-properties style:font-name="OpenSymbol, 'Arial Unicode MS'" style:font-name-asian="OpenSymbol, 'Arial Unicode MS'" style:font-name-complex="OpenSymbol, 'Arial Unicode MS'"/>
    </style:style>
    <style:style style:name="WW_CharLFO16LVL5" style:family="text">
      <style:text-properties style:font-name="OpenSymbol, 'Arial Unicode MS'" style:font-name-asian="OpenSymbol, 'Arial Unicode MS'" style:font-name-complex="OpenSymbol, 'Arial Unicode MS'"/>
    </style:style>
    <style:style style:name="WW_CharLFO16LVL6" style:family="text">
      <style:text-properties style:font-name="OpenSymbol, 'Arial Unicode MS'" style:font-name-asian="OpenSymbol, 'Arial Unicode MS'" style:font-name-complex="OpenSymbol, 'Arial Unicode MS'"/>
    </style:style>
    <style:style style:name="WW_CharLFO16LVL7" style:family="text">
      <style:text-properties style:font-name="OpenSymbol, 'Arial Unicode MS'" style:font-name-asian="OpenSymbol, 'Arial Unicode MS'" style:font-name-complex="OpenSymbol, 'Arial Unicode MS'"/>
    </style:style>
    <style:style style:name="WW_CharLFO16LVL8" style:family="text">
      <style:text-properties style:font-name="OpenSymbol, 'Arial Unicode MS'" style:font-name-asian="OpenSymbol, 'Arial Unicode MS'" style:font-name-complex="OpenSymbol, 'Arial Unicode MS'"/>
    </style:style>
    <style:style style:name="WW_CharLFO16LVL9" style:family="text">
      <style:text-properties style:font-name="OpenSymbol, 'Arial Unicode MS'" style:font-name-asian="OpenSymbol, 'Arial Unicode MS'" style:font-name-complex="OpenSymbol, 'Arial Unicode MS'"/>
    </style:style>
    <style:style style:name="WW_CharLFO17LVL1" style:family="text">
      <style:text-properties style:font-name="OpenSymbol, 'Arial Unicode MS'" style:font-name-asian="OpenSymbol, 'Arial Unicode MS'" style:font-name-complex="OpenSymbol, 'Arial Unicode MS'"/>
    </style:style>
    <style:style style:name="WW_CharLFO17LVL2" style:family="text">
      <style:text-properties style:font-name="OpenSymbol, 'Arial Unicode MS'" style:font-name-asian="OpenSymbol, 'Arial Unicode MS'" style:font-name-complex="OpenSymbol, 'Arial Unicode MS'"/>
    </style:style>
    <style:style style:name="WW_CharLFO17LVL3" style:family="text">
      <style:text-properties style:font-name="OpenSymbol, 'Arial Unicode MS'" style:font-name-asian="OpenSymbol, 'Arial Unicode MS'" style:font-name-complex="OpenSymbol, 'Arial Unicode MS'"/>
    </style:style>
    <style:style style:name="WW_CharLFO17LVL4" style:family="text">
      <style:text-properties style:font-name="OpenSymbol, 'Arial Unicode MS'" style:font-name-asian="OpenSymbol, 'Arial Unicode MS'" style:font-name-complex="OpenSymbol, 'Arial Unicode MS'"/>
    </style:style>
    <style:style style:name="WW_CharLFO17LVL5" style:family="text">
      <style:text-properties style:font-name="OpenSymbol, 'Arial Unicode MS'" style:font-name-asian="OpenSymbol, 'Arial Unicode MS'" style:font-name-complex="OpenSymbol, 'Arial Unicode MS'"/>
    </style:style>
    <style:style style:name="WW_CharLFO17LVL6" style:family="text">
      <style:text-properties style:font-name="OpenSymbol, 'Arial Unicode MS'" style:font-name-asian="OpenSymbol, 'Arial Unicode MS'" style:font-name-complex="OpenSymbol, 'Arial Unicode MS'"/>
    </style:style>
    <style:style style:name="WW_CharLFO17LVL7" style:family="text">
      <style:text-properties style:font-name="OpenSymbol, 'Arial Unicode MS'" style:font-name-asian="OpenSymbol, 'Arial Unicode MS'" style:font-name-complex="OpenSymbol, 'Arial Unicode MS'"/>
    </style:style>
    <style:style style:name="WW_CharLFO17LVL8" style:family="text">
      <style:text-properties style:font-name="OpenSymbol, 'Arial Unicode MS'" style:font-name-asian="OpenSymbol, 'Arial Unicode MS'" style:font-name-complex="OpenSymbol, 'Arial Unicode MS'"/>
    </style:style>
    <style:style style:name="WW_CharLFO17LVL9" style:family="text">
      <style:text-properties style:font-name="OpenSymbol, 'Arial Unicode MS'" style:font-name-asian="OpenSymbol, 'Arial Unicode MS'" style:font-name-complex="OpenSymbol, 'Arial Unicode MS'"/>
    </style:style>
    <style:style style:name="WW_CharLFO18LVL1" style:family="text">
      <style:text-properties style:font-name="OpenSymbol, 'Arial Unicode MS'" style:font-name-asian="OpenSymbol, 'Arial Unicode MS'" style:font-name-complex="OpenSymbol, 'Arial Unicode MS'"/>
    </style:style>
    <style:style style:name="WW_CharLFO18LVL2" style:family="text">
      <style:text-properties style:font-name="OpenSymbol, 'Arial Unicode MS'" style:font-name-asian="OpenSymbol, 'Arial Unicode MS'" style:font-name-complex="OpenSymbol, 'Arial Unicode MS'"/>
    </style:style>
    <style:style style:name="WW_CharLFO18LVL3" style:family="text">
      <style:text-properties style:font-name="OpenSymbol, 'Arial Unicode MS'" style:font-name-asian="OpenSymbol, 'Arial Unicode MS'" style:font-name-complex="OpenSymbol, 'Arial Unicode MS'"/>
    </style:style>
    <style:style style:name="WW_CharLFO18LVL4" style:family="text">
      <style:text-properties style:font-name="OpenSymbol, 'Arial Unicode MS'" style:font-name-asian="OpenSymbol, 'Arial Unicode MS'" style:font-name-complex="OpenSymbol, 'Arial Unicode MS'"/>
    </style:style>
    <style:style style:name="WW_CharLFO18LVL5" style:family="text">
      <style:text-properties style:font-name="OpenSymbol, 'Arial Unicode MS'" style:font-name-asian="OpenSymbol, 'Arial Unicode MS'" style:font-name-complex="OpenSymbol, 'Arial Unicode MS'"/>
    </style:style>
    <style:style style:name="WW_CharLFO18LVL6" style:family="text">
      <style:text-properties style:font-name="OpenSymbol, 'Arial Unicode MS'" style:font-name-asian="OpenSymbol, 'Arial Unicode MS'" style:font-name-complex="OpenSymbol, 'Arial Unicode MS'"/>
    </style:style>
    <style:style style:name="WW_CharLFO18LVL7" style:family="text">
      <style:text-properties style:font-name="OpenSymbol, 'Arial Unicode MS'" style:font-name-asian="OpenSymbol, 'Arial Unicode MS'" style:font-name-complex="OpenSymbol, 'Arial Unicode MS'"/>
    </style:style>
    <style:style style:name="WW_CharLFO18LVL8" style:family="text">
      <style:text-properties style:font-name="OpenSymbol, 'Arial Unicode MS'" style:font-name-asian="OpenSymbol, 'Arial Unicode MS'" style:font-name-complex="OpenSymbol, 'Arial Unicode MS'"/>
    </style:style>
    <style:style style:name="WW_CharLFO18LVL9" style:family="text">
      <style:text-properties style:font-name="OpenSymbol, 'Arial Unicode MS'" style:font-name-asian="OpenSymbol, 'Arial Unicode MS'" style:font-name-complex="OpenSymbol, 'Arial Unicode MS'"/>
    </style:style>
    <style:style style:name="WW_CharLFO19LVL1" style:family="text">
      <style:text-properties style:font-name="OpenSymbol, 'Arial Unicode MS'" style:font-name-asian="OpenSymbol, 'Arial Unicode MS'" style:font-name-complex="OpenSymbol, 'Arial Unicode MS'"/>
    </style:style>
    <style:style style:name="WW_CharLFO19LVL2" style:family="text">
      <style:text-properties style:font-name="OpenSymbol, 'Arial Unicode MS'" style:font-name-asian="OpenSymbol, 'Arial Unicode MS'" style:font-name-complex="OpenSymbol, 'Arial Unicode MS'"/>
    </style:style>
    <style:style style:name="WW_CharLFO19LVL3" style:family="text">
      <style:text-properties style:font-name="OpenSymbol, 'Arial Unicode MS'" style:font-name-asian="OpenSymbol, 'Arial Unicode MS'" style:font-name-complex="OpenSymbol, 'Arial Unicode MS'"/>
    </style:style>
    <style:style style:name="WW_CharLFO19LVL4" style:family="text">
      <style:text-properties style:font-name="OpenSymbol, 'Arial Unicode MS'" style:font-name-asian="OpenSymbol, 'Arial Unicode MS'" style:font-name-complex="OpenSymbol, 'Arial Unicode MS'"/>
    </style:style>
    <style:style style:name="WW_CharLFO19LVL5" style:family="text">
      <style:text-properties style:font-name="OpenSymbol, 'Arial Unicode MS'" style:font-name-asian="OpenSymbol, 'Arial Unicode MS'" style:font-name-complex="OpenSymbol, 'Arial Unicode MS'"/>
    </style:style>
    <style:style style:name="WW_CharLFO19LVL6" style:family="text">
      <style:text-properties style:font-name="OpenSymbol, 'Arial Unicode MS'" style:font-name-asian="OpenSymbol, 'Arial Unicode MS'" style:font-name-complex="OpenSymbol, 'Arial Unicode MS'"/>
    </style:style>
    <style:style style:name="WW_CharLFO19LVL7" style:family="text">
      <style:text-properties style:font-name="OpenSymbol, 'Arial Unicode MS'" style:font-name-asian="OpenSymbol, 'Arial Unicode MS'" style:font-name-complex="OpenSymbol, 'Arial Unicode MS'"/>
    </style:style>
    <style:style style:name="WW_CharLFO19LVL8" style:family="text">
      <style:text-properties style:font-name="OpenSymbol, 'Arial Unicode MS'" style:font-name-asian="OpenSymbol, 'Arial Unicode MS'" style:font-name-complex="OpenSymbol, 'Arial Unicode MS'"/>
    </style:style>
    <style:style style:name="WW_CharLFO19LVL9" style:family="text">
      <style:text-properties style:font-name="OpenSymbol, 'Arial Unicode MS'" style:font-name-asian="OpenSymbol, 'Arial Unicode MS'" style:font-name-complex="OpenSymbol, 'Arial Unicode MS'"/>
    </style:style>
    <style:style style:name="WW_CharLFO20LVL1" style:family="text">
      <style:text-properties style:font-name="OpenSymbol, 'Arial Unicode MS'" style:font-name-asian="OpenSymbol, 'Arial Unicode MS'" style:font-name-complex="OpenSymbol, 'Arial Unicode MS'"/>
    </style:style>
    <style:style style:name="WW_CharLFO20LVL2" style:family="text">
      <style:text-properties style:font-name="OpenSymbol, 'Arial Unicode MS'" style:font-name-asian="OpenSymbol, 'Arial Unicode MS'" style:font-name-complex="OpenSymbol, 'Arial Unicode MS'"/>
    </style:style>
    <style:style style:name="WW_CharLFO20LVL3" style:family="text">
      <style:text-properties style:font-name="OpenSymbol, 'Arial Unicode MS'" style:font-name-asian="OpenSymbol, 'Arial Unicode MS'" style:font-name-complex="OpenSymbol, 'Arial Unicode MS'"/>
    </style:style>
    <style:style style:name="WW_CharLFO20LVL4" style:family="text">
      <style:text-properties style:font-name="OpenSymbol, 'Arial Unicode MS'" style:font-name-asian="OpenSymbol, 'Arial Unicode MS'" style:font-name-complex="OpenSymbol, 'Arial Unicode MS'"/>
    </style:style>
    <style:style style:name="WW_CharLFO20LVL5" style:family="text">
      <style:text-properties style:font-name="OpenSymbol, 'Arial Unicode MS'" style:font-name-asian="OpenSymbol, 'Arial Unicode MS'" style:font-name-complex="OpenSymbol, 'Arial Unicode MS'"/>
    </style:style>
    <style:style style:name="WW_CharLFO20LVL6" style:family="text">
      <style:text-properties style:font-name="OpenSymbol, 'Arial Unicode MS'" style:font-name-asian="OpenSymbol, 'Arial Unicode MS'" style:font-name-complex="OpenSymbol, 'Arial Unicode MS'"/>
    </style:style>
    <style:style style:name="WW_CharLFO20LVL7" style:family="text">
      <style:text-properties style:font-name="OpenSymbol, 'Arial Unicode MS'" style:font-name-asian="OpenSymbol, 'Arial Unicode MS'" style:font-name-complex="OpenSymbol, 'Arial Unicode MS'"/>
    </style:style>
    <style:style style:name="WW_CharLFO20LVL8" style:family="text">
      <style:text-properties style:font-name="OpenSymbol, 'Arial Unicode MS'" style:font-name-asian="OpenSymbol, 'Arial Unicode MS'" style:font-name-complex="OpenSymbol, 'Arial Unicode MS'"/>
    </style:style>
    <style:style style:name="WW_CharLFO20LVL9" style:family="text">
      <style:text-properties style:font-name="OpenSymbol, 'Arial Unicode MS'" style:font-name-asian="OpenSymbol, 'Arial Unicode MS'" style:font-name-complex="OpenSymbol, 'Arial Unicode MS'"/>
    </style:style>
    <style:style style:name="WW_CharLFO21LVL1" style:family="text">
      <style:text-properties style:font-name="OpenSymbol, 'Arial Unicode MS'" style:font-name-asian="OpenSymbol, 'Arial Unicode MS'" style:font-name-complex="OpenSymbol, 'Arial Unicode MS'"/>
    </style:style>
    <style:style style:name="WW_CharLFO21LVL2" style:family="text">
      <style:text-properties style:font-name="OpenSymbol, 'Arial Unicode MS'" style:font-name-asian="OpenSymbol, 'Arial Unicode MS'" style:font-name-complex="OpenSymbol, 'Arial Unicode MS'"/>
    </style:style>
    <style:style style:name="WW_CharLFO21LVL3" style:family="text">
      <style:text-properties style:font-name="OpenSymbol, 'Arial Unicode MS'" style:font-name-asian="OpenSymbol, 'Arial Unicode MS'" style:font-name-complex="OpenSymbol, 'Arial Unicode MS'"/>
    </style:style>
    <style:style style:name="WW_CharLFO21LVL4" style:family="text">
      <style:text-properties style:font-name="OpenSymbol, 'Arial Unicode MS'" style:font-name-asian="OpenSymbol, 'Arial Unicode MS'" style:font-name-complex="OpenSymbol, 'Arial Unicode MS'"/>
    </style:style>
    <style:style style:name="WW_CharLFO21LVL5" style:family="text">
      <style:text-properties style:font-name="OpenSymbol, 'Arial Unicode MS'" style:font-name-asian="OpenSymbol, 'Arial Unicode MS'" style:font-name-complex="OpenSymbol, 'Arial Unicode MS'"/>
    </style:style>
    <style:style style:name="WW_CharLFO21LVL6" style:family="text">
      <style:text-properties style:font-name="OpenSymbol, 'Arial Unicode MS'" style:font-name-asian="OpenSymbol, 'Arial Unicode MS'" style:font-name-complex="OpenSymbol, 'Arial Unicode MS'"/>
    </style:style>
    <style:style style:name="WW_CharLFO21LVL7" style:family="text">
      <style:text-properties style:font-name="OpenSymbol, 'Arial Unicode MS'" style:font-name-asian="OpenSymbol, 'Arial Unicode MS'" style:font-name-complex="OpenSymbol, 'Arial Unicode MS'"/>
    </style:style>
    <style:style style:name="WW_CharLFO21LVL8" style:family="text">
      <style:text-properties style:font-name="OpenSymbol, 'Arial Unicode MS'" style:font-name-asian="OpenSymbol, 'Arial Unicode MS'" style:font-name-complex="OpenSymbol, 'Arial Unicode MS'"/>
    </style:style>
    <style:style style:name="WW_CharLFO21LVL9" style:family="text">
      <style:text-properties style:font-name="OpenSymbol, 'Arial Unicode MS'" style:font-name-asian="OpenSymbol, 'Arial Unicode MS'" style:font-name-complex="OpenSymbol, 'Arial Unicode MS'"/>
    </style:style>
    <style:style style:name="WW_CharLFO25LVL1" style:family="text">
      <style:text-properties style:font-name="OpenSymbol, 'Arial Unicode MS'" style:font-name-asian="OpenSymbol, 'Arial Unicode MS'" style:font-name-complex="OpenSymbol, 'Arial Unicode MS'"/>
    </style:style>
    <style:style style:name="WW_CharLFO25LVL2" style:family="text">
      <style:text-properties style:font-name="OpenSymbol, 'Arial Unicode MS'" style:font-name-asian="OpenSymbol, 'Arial Unicode MS'" style:font-name-complex="OpenSymbol, 'Arial Unicode MS'"/>
    </style:style>
    <style:style style:name="WW_CharLFO25LVL3" style:family="text">
      <style:text-properties style:font-name="OpenSymbol, 'Arial Unicode MS'" style:font-name-asian="OpenSymbol, 'Arial Unicode MS'" style:font-name-complex="OpenSymbol, 'Arial Unicode MS'"/>
    </style:style>
    <style:style style:name="WW_CharLFO25LVL4" style:family="text">
      <style:text-properties style:font-name="OpenSymbol, 'Arial Unicode MS'" style:font-name-asian="OpenSymbol, 'Arial Unicode MS'" style:font-name-complex="OpenSymbol, 'Arial Unicode MS'"/>
    </style:style>
    <style:style style:name="WW_CharLFO25LVL5" style:family="text">
      <style:text-properties style:font-name="OpenSymbol, 'Arial Unicode MS'" style:font-name-asian="OpenSymbol, 'Arial Unicode MS'" style:font-name-complex="OpenSymbol, 'Arial Unicode MS'"/>
    </style:style>
    <style:style style:name="WW_CharLFO25LVL6" style:family="text">
      <style:text-properties style:font-name="OpenSymbol, 'Arial Unicode MS'" style:font-name-asian="OpenSymbol, 'Arial Unicode MS'" style:font-name-complex="OpenSymbol, 'Arial Unicode MS'"/>
    </style:style>
    <style:style style:name="WW_CharLFO25LVL7" style:family="text">
      <style:text-properties style:font-name="OpenSymbol, 'Arial Unicode MS'" style:font-name-asian="OpenSymbol, 'Arial Unicode MS'" style:font-name-complex="OpenSymbol, 'Arial Unicode MS'"/>
    </style:style>
    <style:style style:name="WW_CharLFO25LVL8" style:family="text">
      <style:text-properties style:font-name="OpenSymbol, 'Arial Unicode MS'" style:font-name-asian="OpenSymbol, 'Arial Unicode MS'" style:font-name-complex="OpenSymbol, 'Arial Unicode MS'"/>
    </style:style>
    <style:style style:name="WW_CharLFO25LVL9" style:family="text">
      <style:text-properties style:font-name="OpenSymbol, 'Arial Unicode MS'" style:font-name-asian="OpenSymbol, 'Arial Unicode MS'" style:font-name-complex="OpenSymbol, 'Arial Unicode MS'"/>
    </style:style>
    <style:style style:name="WW_CharLFO26LVL1" style:family="text">
      <style:text-properties style:font-name="OpenSymbol, 'Arial Unicode MS'" style:font-name-asian="OpenSymbol, 'Arial Unicode MS'" style:font-name-complex="OpenSymbol, 'Arial Unicode MS'"/>
    </style:style>
    <style:style style:name="WW_CharLFO26LVL2" style:family="text">
      <style:text-properties style:font-name="OpenSymbol, 'Arial Unicode MS'" style:font-name-asian="OpenSymbol, 'Arial Unicode MS'" style:font-name-complex="OpenSymbol, 'Arial Unicode MS'"/>
    </style:style>
    <style:style style:name="WW_CharLFO26LVL3" style:family="text">
      <style:text-properties style:font-name="OpenSymbol, 'Arial Unicode MS'" style:font-name-asian="OpenSymbol, 'Arial Unicode MS'" style:font-name-complex="OpenSymbol, 'Arial Unicode MS'"/>
    </style:style>
    <style:style style:name="WW_CharLFO26LVL4" style:family="text">
      <style:text-properties style:font-name="OpenSymbol, 'Arial Unicode MS'" style:font-name-asian="OpenSymbol, 'Arial Unicode MS'" style:font-name-complex="OpenSymbol, 'Arial Unicode MS'"/>
    </style:style>
    <style:style style:name="WW_CharLFO26LVL5" style:family="text">
      <style:text-properties style:font-name="OpenSymbol, 'Arial Unicode MS'" style:font-name-asian="OpenSymbol, 'Arial Unicode MS'" style:font-name-complex="OpenSymbol, 'Arial Unicode MS'"/>
    </style:style>
    <style:style style:name="WW_CharLFO26LVL6" style:family="text">
      <style:text-properties style:font-name="OpenSymbol, 'Arial Unicode MS'" style:font-name-asian="OpenSymbol, 'Arial Unicode MS'" style:font-name-complex="OpenSymbol, 'Arial Unicode MS'"/>
    </style:style>
    <style:style style:name="WW_CharLFO26LVL7" style:family="text">
      <style:text-properties style:font-name="OpenSymbol, 'Arial Unicode MS'" style:font-name-asian="OpenSymbol, 'Arial Unicode MS'" style:font-name-complex="OpenSymbol, 'Arial Unicode MS'"/>
    </style:style>
    <style:style style:name="WW_CharLFO26LVL8" style:family="text">
      <style:text-properties style:font-name="OpenSymbol, 'Arial Unicode MS'" style:font-name-asian="OpenSymbol, 'Arial Unicode MS'" style:font-name-complex="OpenSymbol, 'Arial Unicode MS'"/>
    </style:style>
    <style:style style:name="WW_CharLFO26LVL9" style:family="text">
      <style:text-properties style:font-name="OpenSymbol, 'Arial Unicode MS'" style:font-name-asian="OpenSymbol, 'Arial Unicode MS'" style:font-name-complex="OpenSymbol, 'Arial Unicode MS'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a Brauzzi</meta:initial-creator>
    <dc:creator>Admin</dc:creator>
    <meta:creation-date>2015-04-27T17:34:00Z</meta:creation-date>
    <dc:date>2015-05-08T06:42:00Z</dc:date>
    <meta:template xlink:href="Normal.dotm" xlink:type="simple"/>
    <meta:editing-cycles>44</meta:editing-cycles>
    <meta:editing-duration>PT117240S</meta:editing-duration>
    <meta:document-statistic meta:page-count="1" meta:paragraph-count="25" meta:word-count="1898" meta:character-count="12698" meta:row-count="90" meta:non-whitespace-character-count="10825"/>
  </office:meta>
</office:document-meta>
</file>